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1.2665in"/>
    </style:style>
    <style:style style:name="co3" style:family="table-column">
      <style:table-column-properties fo:break-before="auto" style:column-width="2.7091in"/>
    </style:style>
    <style:style style:name="co4" style:family="table-column">
      <style:table-column-properties fo:break-before="auto" style:column-width="2.589in"/>
    </style:style>
    <style:style style:name="co5" style:family="table-column">
      <style:table-column-properties fo:break-before="auto" style:column-width="4.5665in"/>
    </style:style>
    <style:style style:name="co6" style:family="table-column">
      <style:table-column-properties fo:break-before="auto" style:column-width="2.8402in"/>
    </style:style>
    <style:style style:name="co7" style:family="table-column">
      <style:table-column-properties fo:break-before="auto" style:column-width="1.748in"/>
    </style:style>
    <style:style style:name="co8" style:family="table-column">
      <style:table-column-properties fo:break-before="auto" style:column-width="3.0256in"/>
    </style:style>
    <style:style style:name="co9" style:family="table-column">
      <style:table-column-properties fo:break-before="auto" style:column-width="1.398in"/>
    </style:style>
    <style:style style:name="co10" style:family="table-column">
      <style:table-column-properties fo:break-before="auto" style:column-width="1.0874in"/>
    </style:style>
    <style:style style:name="co11" style:family="table-column">
      <style:table-column-properties fo:break-before="auto" style:column-width="2.6437in"/>
    </style:style>
    <style:style style:name="co12" style:family="table-column">
      <style:table-column-properties fo:break-before="auto" style:column-width="2.6543in"/>
    </style:style>
    <style:style style:name="co13" style:family="table-column">
      <style:table-column-properties fo:break-before="auto" style:column-width="2.6654in"/>
    </style:style>
    <style:style style:name="co14" style:family="table-column">
      <style:table-column-properties fo:break-before="auto" style:column-width="1.7693in"/>
    </style:style>
    <style:style style:name="co15" style:family="table-column">
      <style:table-column-properties fo:break-before="auto" style:column-width="9.7228in"/>
    </style:style>
    <style:style style:name="co16" style:family="table-column">
      <style:table-column-properties fo:break-before="auto" style:column-width="15.0217in"/>
    </style:style>
    <style:style style:name="co1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681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data-style-name="N84">
      <style:table-cell-properties style:text-align-source="fix" style:repeat-content="false"/>
      <style:paragraph-properties fo:text-align="start" fo:margin-left="0in"/>
    </style:style>
    <style:style style:name="ce3" style:family="table-cell" style:parent-style-name="Default" style:data-style-name="N37"/>
    <style:style style:name="ce4" style:family="table-cell" style:parent-style-name="Default" style:data-style-name="N84"/>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1"/>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office:value-type="string">
            <text:p>Id</text:p>
          </table:table-cell>
          <table:table-cell office:value-type="string">
            <text:p>LocationKey</text:p>
          </table:table-cell>
          <table:table-cell office:value-type="string">
            <text:p>CanonicalName</text:p>
          </table:table-cell>
          <table:table-cell office:value-type="string">
            <text:p>EnglishName</text:p>
          </table:table-cell>
          <table:table-cell office:value-type="string">
            <text:p>AlternateName1</text:p>
          </table:table-cell>
          <table:table-cell office:value-type="string">
            <text:p>ObjectType</text:p>
          </table:table-cell>
          <table:table-cell office:value-type="string">
            <text:p>DeviceType</text:p>
          </table:table-cell>
          <table:table-cell office:value-type="string">
            <text:p>Sensor</text:p>
          </table:table-cell>
          <table:table-cell office:value-type="string">
            <text:p>DateofCapture</text:p>
          </table:table-cell>
          <table:table-cell office:value-type="string">
            <text:p>Description</text:p>
          </table:table-cell>
          <table:table-cell office:value-type="string">
            <text:p>DataCollector1</text:p>
          </table:table-cell>
          <table:table-cell office:value-type="string">
            <text:p>DataCollector2</text:p>
          </table:table-cell>
          <table:table-cell office:value-type="string">
            <text:p>DataProcessor</text:p>
          </table:table-cell>
          <table:table-cell office:value-type="string">
            <text:p>Status</text:p>
          </table:table-cell>
          <table:table-cell office:value-type="string">
            <text:p>ArchiveLink</text:p>
          </table:table-cell>
          <table:table-cell office:value-type="string">
            <text:p>CHEI FileLocation</text:p>
          </table:table-cell>
        </table:table-row>
        <table:table-row table:style-name="ro1">
          <table:table-cell table:number-columns-repeated="16"/>
        </table:table-row>
        <table:table-row table:style-name="ro1">
          <table:table-cell office:value-type="float" office:value="1">
            <text:p>1</text:p>
          </table:table-cell>
          <table:table-cell office:value-type="float" office:value="0">
            <text:p>0</text:p>
          </table:table-cell>
          <table:table-cell office:value-type="string">
            <text:p>Chichen Itza site models</text:p>
          </table:table-cell>
          <table:table-cell/>
          <table:table-cell office:value-type="string">
            <text:p>2022Chichen LiDAR</text:p>
          </table:table-cell>
          <table:table-cell office:value-type="string">
            <text:p>pointclouds, rasters</text:p>
          </table:table-cell>
          <table:table-cell office:value-type="string">
            <text:p>aerial LiDAR</text:p>
          </table:table-cell>
          <table:table-cell office:value-type="string">
            <text:p>Optech Titan MW (14SEN/CON340</text:p>
          </table:table-cell>
          <table:table-cell office:value-type="string">
            <text:p>2022-00-00</text:p>
          </table:table-cell>
          <table:table-cell office:value-type="string">
            <text:p>NCALM - good coverage</text:p>
          </table:table-cell>
          <table:table-cell office:value-type="string">
            <text:p>Fernández-Diaz, J.C</text:p>
          </table:table-cell>
          <table:table-cell office:value-type="string">
            <text:p>Stanton, T.W.</text:p>
          </table:table-cell>
          <table:table-cell office:value-type="string">
            <text:p>Fernández-Diaz, J.C</text:p>
          </table:table-cell>
          <table:table-cell office:value-type="string">
            <text:p>processed</text:p>
          </table:table-cell>
          <table:table-cell/>
          <table:table-cell office:value-type="string">
            <text:p>mexico_chichen_Itza\mexico_chichen_tstanton_als_2022</text:p>
          </table:table-cell>
        </table:table-row>
        <table:table-row table:style-name="ro1">
          <table:table-cell office:value-type="float" office:value="2">
            <text:p>2</text:p>
          </table:table-cell>
          <table:table-cell office:value-type="float" office:value="0">
            <text:p>0</text:p>
          </table:table-cell>
          <table:table-cell office:value-type="string">
            <text:p>Chichen Itza site models</text:p>
          </table:table-cell>
          <table:table-cell/>
          <table:table-cell office:value-type="string">
            <text:p>2014 Chichen LiDAR</text:p>
          </table:table-cell>
          <table:table-cell office:value-type="string">
            <text:p>pointclouds, rasters</text:p>
          </table:table-cell>
          <table:table-cell office:value-type="string">
            <text:p>aerial LiDAR</text:p>
          </table:table-cell>
          <table:table-cell/>
          <table:table-cell table:style-name="ce2" office:value-type="string">
            <text:p>2014-00-00</text:p>
          </table:table-cell>
          <table:table-cell office:value-type="string">
            <text:p>NCALM - high rainfall, dense vegetation year</text:p>
          </table:table-cell>
          <table:table-cell office:value-type="string">
            <text:p>Fernández-Diaz, J.C</text:p>
          </table:table-cell>
          <table:table-cell table:style-name="ce4" office:value-type="string">
            <text:p>Stanton, T.W.</text:p>
          </table:table-cell>
          <table:table-cell office:value-type="string">
            <text:p>Fernández-Diaz, J.C</text:p>
          </table:table-cell>
          <table:table-cell office:value-type="string">
            <text:p>processed</text:p>
          </table:table-cell>
          <table:table-cell/>
          <table:table-cell office:value-type="string">
            <text:p>mexico_chichen_Itza\mexico_yaxuna_tstanton_als_2017</text:p>
          </table:table-cell>
        </table:table-row>
        <table:table-row table:style-name="ro2">
          <table:table-cell office:value-type="float" office:value="3">
            <text:p>3</text:p>
          </table:table-cell>
          <table:table-cell office:value-type="float" office:value="0">
            <text:p>0</text:p>
          </table:table-cell>
          <table:table-cell office:value-type="string">
            <text:p>Chichen Itza site models</text:p>
          </table:table-cell>
          <table:table-cell/>
          <table:table-cell office:value-type="string">
            <text:p>Lidar Transects along Yucatan Peninsula and San Gervasio, Mexico</text:p>
          </table:table-cell>
          <table:table-cell office:value-type="string">
            <text:p>pointclouds, rasters</text:p>
          </table:table-cell>
          <table:table-cell office:value-type="string">
            <text:p>aerial LiDAR</text:p>
          </table:table-cell>
          <table:table-cell office:value-type="string">
            <text:p>Optech Titan MW (14SEN/CON340</text:p>
          </table:table-cell>
          <table:table-cell table:style-name="ce2" office:value-type="date" office:date-value="2017-03-05">
            <text:p>2017-03-05</text:p>
          </table:table-cell>
          <table:table-cell table:style-name="ce1" office:value-type="string">
            <text:p>Does not contain Chichen, but includes surround area, data was collected between April 29 and May 03, 2017 as part of a lidar survey along the Yucatan Peninsula and San Gervasio, Mexico. This data was collected by NCALM for Travis Stanton in the Anthropology Department at University of California Riverside. Approximately 438 km2 of high resolution data were collected for this project.</text:p>
          </table:table-cell>
          <table:table-cell office:value-type="string">
            <text:p>Fernández-Diaz, J.C</text:p>
          </table:table-cell>
          <table:table-cell office:value-type="string">
            <text:p>Stanton, T.W.</text:p>
          </table:table-cell>
          <table:table-cell office:value-type="string">
            <text:p>Fernández-Diaz, J.C <text:s/></text:p>
          </table:table-cell>
          <table:table-cell office:value-type="string">
            <text:p>processed</text:p>
          </table:table-cell>
          <table:table-cell office:value-type="string">
            <text:p>https://portal.opentopography.org/datasetMetadata?otCollectionID=OT.102019.32616.1 <text:s/></text:p>
          </table:table-cell>
          <table:table-cell office:value-type="string">
            <text:p>mexico_chichen_Itza\mexico_chichen_tstanton_als_2014</text:p>
          </table:table-cell>
        </table:table-row>
        <table:table-row table:style-name="ro1">
          <table:table-cell office:value-type="float" office:value="4">
            <text:p>4</text:p>
          </table:table-cell>
          <table:table-cell office:value-type="float" office:value="0">
            <text:p>0</text:p>
          </table:table-cell>
          <table:table-cell office:value-type="string">
            <text:p>Chichen Itza site models</text:p>
          </table:table-cell>
          <table:table-cell/>
          <table:table-cell office:value-type="string">
            <text:p>Multi-structure TLS</text:p>
          </table:table-cell>
          <table:table-cell office:value-type="string">
            <text:p>pointclouds</text:p>
          </table:table-cell>
          <table:table-cell office:value-type="string">
            <text:p>terrestrial LiDAR </text:p>
          </table:table-cell>
          <table:table-cell office:value-type="string">
            <text:p>Leica SS1</text:p>
          </table:table-cell>
          <table:table-cell table:style-name="ce2" office:value-type="date" office:date-value="2005-12-11">
            <text:p>2005-12-11</text:p>
          </table:table-cell>
          <table:table-cell office:value-type="string">
            <text:p>Includes elcastillo, with some superstructure, no interior. Gran Juego Pelota, Templos Guerreros, Caracol, Monjas, and El Osario. </text:p>
          </table:table-cell>
          <table:table-cell office:value-type="string">
            <text:p>CyArk</text:p>
          </table:table-cell>
          <table:table-cell/>
          <table:table-cell office:value-type="string">
            <text:p>Fernandez, A.</text:p>
          </table:table-cell>
          <table:table-cell office:value-type="string">
            <text:p>processed</text:p>
          </table:table-cell>
          <table:table-cell office:value-type="string">
            <text:p>https://openheritage3d.org/project.php?id=2atk-cq42 </text:p>
          </table:table-cell>
          <table:table-cell office:value-type="string">
            <text:p>mexico_chichen_Itza\mexico_cyark_chichen_tls_2005\chichen_multi-site</text:p>
          </table:table-cell>
        </table:table-row>
        <table:table-row table:style-name="ro1">
          <table:table-cell office:value-type="float" office:value="5">
            <text:p>5</text:p>
          </table:table-cell>
          <table:table-cell office:value-type="float" office:value="0">
            <text:p>0</text:p>
          </table:table-cell>
          <table:table-cell office:value-type="string">
            <text:p>Chichen Itza site models</text:p>
          </table:table-cell>
          <table:table-cell/>
          <table:table-cell office:value-type="string">
            <text:p>Full Site Survey</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6">
            <text:p>2018-07-16</text:p>
          </table:table-cell>
          <table:table-cell office:value-type="string">
            <text:p>672 jpg, covering approximately 1.5 km radius around El Castillo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6\2018.07.16.chichen.all.mapping.sfma</text:p>
          </table:table-cell>
        </table:table-row>
        <table:table-row table:style-name="ro1">
          <table:table-cell office:value-type="float" office:value="6">
            <text:p>6</text:p>
          </table:table-cell>
          <table:table-cell office:value-type="float" office:value="0">
            <text:p>0</text:p>
          </table:table-cell>
          <table:table-cell office:value-type="string">
            <text:p>Chichen Itza site models</text:p>
          </table:table-cell>
          <table:table-cell/>
          <table:table-cell office:value-type="string">
            <text:p>Initial Group Survey</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3">
            <text:p>2018-07-13</text:p>
          </table:table-cell>
          <table:table-cell office:value-type="string">
            <text:p>840 jpg, covering initial series group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3\2018.07.13.grupo.inicial.survey.sfma</text:p>
          </table:table-cell>
        </table:table-row>
        <table:table-row table:style-name="ro1">
          <table:table-cell office:value-type="float" office:value="7">
            <text:p>7</text:p>
          </table:table-cell>
          <table:table-cell office:value-type="float" office:value="0">
            <text:p>0</text:p>
          </table:table-cell>
          <table:table-cell office:value-type="string">
            <text:p>Chichen Itza site models</text:p>
          </table:table-cell>
          <table:table-cell/>
          <table:table-cell office:value-type="string">
            <text:p>Connecting Caracol and Monjas </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4">
            <text:p>2018-07-14</text:p>
          </table:table-cell>
          <table:table-cell office:value-type="string">
            <text:p>914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conjunto.monjas.observatorio.survey.sfma</text:p>
          </table:table-cell>
        </table:table-row>
        <table:table-row table:style-name="ro1">
          <table:table-cell office:value-type="float" office:value="8">
            <text:p>8</text:p>
          </table:table-cell>
          <table:table-cell office:value-type="float" office:value="0">
            <text:p>0</text:p>
          </table:table-cell>
          <table:table-cell office:value-type="string">
            <text:p>Chichen Itza site models</text:p>
          </table:table-cell>
          <table:table-cell/>
          <table:table-cell office:value-type="string">
            <text:p>Zona Central Survey</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12-06">
            <text:p>2018-12-06</text:p>
          </table:table-cell>
          <table:table-cell office:value-type="string">
            <text:p>74 images of central tourist area, including El Castillo, ballcourt, and Temple of the Warriors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2\2018.07.12.zona.centrale.survey.sfma</text:p>
          </table:table-cell>
        </table:table-row>
        <table:table-row table:style-name="ro1">
          <table:table-cell office:value-type="float" office:value="9">
            <text:p>9</text:p>
          </table:table-cell>
          <table:table-cell office:value-type="float" office:value="0">
            <text:p>0</text:p>
          </table:table-cell>
          <table:table-cell office:value-type="string">
            <text:p>Chichen Itza site models</text:p>
          </table:table-cell>
          <table:table-cell/>
          <table:table-cell office:value-type="string">
            <text:p>Full Site Survey</text:p>
          </table:table-cell>
          <table:table-cell office:value-type="string">
            <text:p>sfm</text:p>
          </table:table-cell>
          <table:table-cell office:value-type="string">
            <text:p>drone</text:p>
          </table:table-cell>
          <table:table-cell office:value-type="string">
            <text:p>DJI FC3170</text:p>
          </table:table-cell>
          <table:table-cell table:style-name="ce2" office:value-type="date" office:date-value="2023-10-02">
            <text:p>2023-10-02</text:p>
          </table:table-cell>
          <table:table-cell office:value-type="string">
            <text:p>1099 jpg images</text:p>
          </table:table-cell>
          <table:table-cell office:value-type="string">
            <text:p>Meacham, S.S.</text:p>
          </table:table-cell>
          <table:table-cell/>
          <table:table-cell office:value-type="string">
            <text:p>McAvoy, S.</text:p>
          </table:table-cell>
          <table:table-cell office:value-type="string">
            <text:p>processed</text:p>
          </table:table-cell>
          <table:table-cell/>
          <table:table-cell office:value-type="string">
            <text:p>mexico_chichen_Itza\mexico_chichen_itza_2023\master\SFM_smeacham\aerial_site_scan_to_sacred_cenote</text:p>
          </table:table-cell>
        </table:table-row>
        <table:table-row table:style-name="ro1">
          <table:table-cell office:value-type="float" office:value="10">
            <text:p>10</text:p>
          </table:table-cell>
          <table:table-cell office:value-type="float" office:value="1">
            <text:p>1</text:p>
          </table:table-cell>
          <table:table-cell office:value-type="string">
            <text:p>El Castillo</text:p>
          </table:table-cell>
          <table:table-cell office:value-type="string">
            <text:p>The Castle</text:p>
          </table:table-cell>
          <table:table-cell office:value-type="string">
            <text:p>Temple of Kukulkan</text:p>
          </table:table-cell>
          <table:table-cell office:value-type="string">
            <text:p>360 pano</text:p>
          </table:table-cell>
          <table:table-cell office:value-type="string">
            <text:p>drone</text:p>
          </table:table-cell>
          <table:table-cell office:value-type="string">
            <text:p>DJI FC3170</text:p>
          </table:table-cell>
          <table:table-cell table:style-name="ce2" office:value-type="date" office:date-value="2023-11-02">
            <text:p>2023-11-02</text:p>
          </table:table-cell>
          <table:table-cell office:value-type="string">
            <text:p>stitched pano and 26 jpg images </text:p>
          </table:table-cell>
          <table:table-cell office:value-type="string">
            <text:p>Meacham, S.S.</text:p>
          </table:table-cell>
          <table:table-cell/>
          <table:table-cell office:value-type="string">
            <text:p>Meacham, S.S.</text:p>
          </table:table-cell>
          <table:table-cell office:value-type="string">
            <text:p>processed</text:p>
          </table:table-cell>
          <table:table-cell/>
          <table:table-cell office:value-type="string">
            <text:p>mexico_chichen_Itza\mexico_chichen_itza_2023\master\SFM_smeacham\Meacham_Drone Panoramics data\20230211-Mavic2-360s\Castillo Panoramic</text:p>
          </table:table-cell>
        </table:table-row>
        <table:table-row table:style-name="ro1">
          <table:table-cell office:value-type="float" office:value="11">
            <text:p>11</text:p>
          </table:table-cell>
          <table:table-cell office:value-type="float" office:value="1">
            <text:p>1</text:p>
          </table:table-cell>
          <table:table-cell office:value-type="string">
            <text:p>El Castillo</text:p>
          </table:table-cell>
          <table:table-cell office:value-type="string">
            <text:p>The Castle</text:p>
          </table:table-cell>
          <table:table-cell office:value-type="string">
            <text:p>Temple of Kukulkan</text:p>
          </table:table-cell>
          <table:table-cell office:value-type="string">
            <text:p>360 pano</text:p>
          </table:table-cell>
          <table:table-cell office:value-type="string">
            <text:p>drone</text:p>
          </table:table-cell>
          <table:table-cell office:value-type="string">
            <text:p>DJI FC3170</text:p>
          </table:table-cell>
          <table:table-cell table:style-name="ce2" office:value-type="date" office:date-value="2023-10-02">
            <text:p>2023-10-02</text:p>
          </table:table-cell>
          <table:table-cell office:value-type="string">
            <text:p>stitched pano image, and 26 jpg images </text:p>
          </table:table-cell>
          <table:table-cell office:value-type="string">
            <text:p>Meacham, S.S.</text:p>
          </table:table-cell>
          <table:table-cell table:number-columns-repeated="2"/>
          <table:table-cell office:value-type="string">
            <text:p>unprocessed</text:p>
          </table:table-cell>
          <table:table-cell/>
          <table:table-cell office:value-type="string">
            <text:p>mexico_chichen_Itza\mexico_chichen_itza_2023\master\SFM_smeacham\Meacham_Drone Panoramics data\20230210-Mavic2-360s\El Castillo Pano 20 m above roof</text:p>
          </table:table-cell>
        </table:table-row>
        <table:table-row table:style-name="ro1">
          <table:table-cell office:value-type="float" office:value="12">
            <text:p>12</text:p>
          </table:table-cell>
          <table:table-cell office:value-type="float" office:value="1">
            <text:p>1</text:p>
          </table:table-cell>
          <table:table-cell office:value-type="string">
            <text:p>El Castillo</text:p>
          </table:table-cell>
          <table:table-cell office:value-type="string">
            <text:p>The Castle</text:p>
          </table:table-cell>
          <table:table-cell office:value-type="string">
            <text:p>Temple of Kukulkan</text:p>
          </table:table-cell>
          <table:table-cell office:value-type="string">
            <text:p>360 pano</text:p>
          </table:table-cell>
          <table:table-cell office:value-type="string">
            <text:p>drone</text:p>
          </table:table-cell>
          <table:table-cell office:value-type="string">
            <text:p>DJI FC3170</text:p>
          </table:table-cell>
          <table:table-cell table:style-name="ce2" office:value-type="date" office:date-value="2023-10-02">
            <text:p>2023-10-02</text:p>
          </table:table-cell>
          <table:table-cell office:value-type="string">
            <text:p>26 jpg images, 50 meters elevation </text:p>
          </table:table-cell>
          <table:table-cell office:value-type="string">
            <text:p>Meacham, S.S.</text:p>
          </table:table-cell>
          <table:table-cell table:number-columns-repeated="2"/>
          <table:table-cell office:value-type="string">
            <text:p>unprocessed</text:p>
          </table:table-cell>
          <table:table-cell/>
          <table:table-cell office:value-type="string">
            <text:p>mexico_chichen_Itza\mexico_chichen_itza_2023\master\SFM_smeacham\Meacham_Drone Panoramics data\20230210-Mavic2-360s\El Castillo Pano 50m above roof <text:s text:c="7"/></text:p>
          </table:table-cell>
        </table:table-row>
        <table:table-row table:style-name="ro1">
          <table:table-cell office:value-type="float" office:value="13">
            <text:p>13</text:p>
          </table:table-cell>
          <table:table-cell office:value-type="float" office:value="1">
            <text:p>1</text:p>
          </table:table-cell>
          <table:table-cell office:value-type="string">
            <text:p>El Castillo</text:p>
          </table:table-cell>
          <table:table-cell office:value-type="string">
            <text:p>The Castle</text:p>
          </table:table-cell>
          <table:table-cell office:value-type="string">
            <text:p>Temple of Kukulkan</text:p>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23-10-02">
            <text:p>2023-10-02</text:p>
          </table:table-cell>
          <table:table-cell office:value-type="string">
            <text:p>2910 images of interior, some low light issues causing blur. </text:p>
          </table:table-cell>
          <table:table-cell office:value-type="string">
            <text:p>Rissolo, D.</text:p>
          </table:table-cell>
          <table:table-cell/>
          <table:table-cell office:value-type="string">
            <text:p>McAvoy, S.</text:p>
          </table:table-cell>
          <table:table-cell office:value-type="string">
            <text:p>processed</text:p>
          </table:table-cell>
          <table:table-cell/>
          <table:table-cell office:value-type="string">
            <text:p>mexico_chichen_Itza\mexico_chichen_itza_2023\master\SFM_drissolo\el_castillo_upper_ext</text:p>
          </table:table-cell>
        </table:table-row>
        <table:table-row table:style-name="ro1">
          <table:table-cell office:value-type="float" office:value="14">
            <text:p>14</text:p>
          </table:table-cell>
          <table:table-cell office:value-type="float" office:value="1">
            <text:p>1</text:p>
          </table:table-cell>
          <table:table-cell office:value-type="string">
            <text:p>El Castillo</text:p>
          </table:table-cell>
          <table:table-cell office:value-type="string">
            <text:p>The Castle</text:p>
          </table:table-cell>
          <table:table-cell office:value-type="string">
            <text:p>Temple of Kukulkan</text:p>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12-07">
            <text:p>2018-12-07</text:p>
          </table:table-cell>
          <table:table-cell office:value-type="string">
            <text:p>1164 images, including jpg and raw. This dataset was aqcuired from ground level from a distance of approximately 10 meters-20meter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2\2018.07.12.castello.sfmg</text:p>
          </table:table-cell>
        </table:table-row>
        <table:table-row table:style-name="ro1">
          <table:table-cell office:value-type="float" office:value="15">
            <text:p>15</text:p>
          </table:table-cell>
          <table:table-cell office:value-type="float" office:value="1">
            <text:p>1</text:p>
          </table:table-cell>
          <table:table-cell office:value-type="string">
            <text:p>El Castillo</text:p>
          </table:table-cell>
          <table:table-cell office:value-type="string">
            <text:p>The Castle</text:p>
          </table:table-cell>
          <table:table-cell office:value-type="string">
            <text:p>Temple of Kukulkan</text:p>
          </table:table-cell>
          <table:table-cell office:value-type="string">
            <text:p>video</text:p>
          </table:table-cell>
          <table:table-cell office:value-type="string">
            <text:p>drone</text:p>
          </table:table-cell>
          <table:table-cell office:value-type="string">
            <text:p>DJI FC330</text:p>
          </table:table-cell>
          <table:table-cell table:style-name="ce2" office:value-type="date" office:date-value="2018-12-07">
            <text:p>2018-12-07</text:p>
          </table:table-cell>
          <table:table-cell office:value-type="string">
            <text:p>minute video zooming out from El Castillo towards the grand ballcourt </text:p>
          </table:table-cell>
          <table:table-cell office:value-type="string">
            <text:p>Meyer, D.E.</text:p>
          </table:table-cell>
          <table:table-cell office:value-type="string">
            <text:p>Stanton, T.W.</text:p>
          </table:table-cell>
          <table:table-cell/>
          <table:table-cell office:value-type="string">
            <text:p>unprocessed</text:p>
          </table:table-cell>
          <table:table-cell/>
          <table:table-cell office:value-type="string">
            <text:p>mexico_chichen_Itza\mexico_chichen_itza_july_2018\master\2018.07.12\2018.07.12.castello.mediava</text:p>
          </table:table-cell>
        </table:table-row>
        <table:table-row table:style-name="ro1">
          <table:table-cell office:value-type="float" office:value="16">
            <text:p>16</text:p>
          </table:table-cell>
          <table:table-cell office:value-type="float" office:value="1">
            <text:p>1</text:p>
          </table:table-cell>
          <table:table-cell office:value-type="string">
            <text:p>El Castillo</text:p>
          </table:table-cell>
          <table:table-cell office:value-type="string">
            <text:p>The Castle</text:p>
          </table:table-cell>
          <table:table-cell office:value-type="string">
            <text:p>Temple of Kukulkan</text:p>
          </table:table-cell>
          <table:table-cell office:value-type="string">
            <text:p>sfm</text:p>
          </table:table-cell>
          <table:table-cell office:value-type="string">
            <text:p>drone</text:p>
          </table:table-cell>
          <table:table-cell office:value-type="string">
            <text:p>Hasselblad L2D-20c</text:p>
          </table:table-cell>
          <table:table-cell table:style-name="ce2" office:value-type="date" office:date-value="2023-06-02">
            <text:p>2023-06-02</text:p>
          </table:table-cell>
          <table:table-cell office:value-type="string">
            <text:p>75 jpg images</text:p>
          </table:table-cell>
          <table:table-cell office:value-type="string">
            <text:p>Herver Santamaria, A. </text:p>
          </table:table-cell>
          <table:table-cell office:value-type="string">
            <text:p>Rodríguez Catana, L.A. </text:p>
          </table:table-cell>
          <table:table-cell office:value-type="string">
            <text:p>McAvoy, S.</text:p>
          </table:table-cell>
          <table:table-cell office:value-type="string">
            <text:p>processed</text:p>
          </table:table-cell>
          <table:table-cell/>
          <table:table-cell office:value-type="string">
            <text:p>mexico_chichen_Itza\mexico_chichen_itza_2023\master\PHOTOS_DRONE_ARLETTE\MASCARON_CASTILLO_06_02_2023</text:p>
          </table:table-cell>
        </table:table-row>
        <table:table-row table:style-name="ro1">
          <table:table-cell office:value-type="float" office:value="17">
            <text:p>17</text:p>
          </table:table-cell>
          <table:table-cell office:value-type="float" office:value="1">
            <text:p>1</text:p>
          </table:table-cell>
          <table:table-cell office:value-type="string">
            <text:p>El Castillo</text:p>
          </table:table-cell>
          <table:table-cell office:value-type="string">
            <text:p>The Castle</text:p>
          </table:table-cell>
          <table:table-cell office:value-type="string">
            <text:p>Temple of Kukulkan</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12-07">
            <text:p>2018-12-07</text:p>
          </table:table-cell>
          <table:table-cell office:value-type="string">
            <text:p>335 images, orbiting El Castillo from a distance of approximately 10 meters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2\2018.07.12.castello.orbit.sfma</text:p>
          </table:table-cell>
        </table:table-row>
        <table:table-row table:style-name="ro1">
          <table:table-cell office:value-type="float" office:value="18">
            <text:p>18</text:p>
          </table:table-cell>
          <table:table-cell office:value-type="float" office:value="1">
            <text:p>1</text:p>
          </table:table-cell>
          <table:table-cell office:value-type="string">
            <text:p>El Castillo</text:p>
          </table:table-cell>
          <table:table-cell office:value-type="string">
            <text:p>The Castle</text:p>
          </table:table-cell>
          <table:table-cell office:value-type="string">
            <text:p>Temple of Kukulkan</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3">
            <text:p>2018-07-13</text:p>
          </table:table-cell>
          <table:table-cell office:value-type="string">
            <text:p>5 images, morning selfies pointing towards ballcourt </text:p>
          </table:table-cell>
          <table:table-cell table:style-name="ce4" office:value-type="string">
            <text:p>Meyer, D.E.</text:p>
          </table:table-cell>
          <table:table-cell office:value-type="string">
            <text:p>Stanton, T.W.</text:p>
          </table:table-cell>
          <table:table-cell/>
          <table:table-cell office:value-type="string">
            <text:p>unprocessed</text:p>
          </table:table-cell>
          <table:table-cell/>
          <table:table-cell office:value-type="string">
            <text:p>mexico_chichen_Itza\mexico_chichen_itza_july_2018\master\2018.07.13\2018.07.13.castello.mediapa</text:p>
          </table:table-cell>
        </table:table-row>
        <table:table-row table:style-name="ro1">
          <table:table-cell office:value-type="float" office:value="19">
            <text:p>19</text:p>
          </table:table-cell>
          <table:table-cell office:value-type="float" office:value="1">
            <text:p>1</text:p>
          </table:table-cell>
          <table:table-cell office:value-type="string">
            <text:p>El Castillo</text:p>
          </table:table-cell>
          <table:table-cell office:value-type="string">
            <text:p>The Castle</text:p>
          </table:table-cell>
          <table:table-cell office:value-type="string">
            <text:p>Temple of Kukulkan</text:p>
          </table:table-cell>
          <table:table-cell office:value-type="string">
            <text:p>sfm</text:p>
          </table:table-cell>
          <table:table-cell office:value-type="string">
            <text:p>drone</text:p>
          </table:table-cell>
          <table:table-cell office:value-type="string">
            <text:p>DJI FC3170</text:p>
          </table:table-cell>
          <table:table-cell table:style-name="ce2" office:value-type="date" office:date-value="2023-10-02">
            <text:p>2023-10-02</text:p>
          </table:table-cell>
          <table:table-cell office:value-type="string">
            <text:p>131 jpg images of El Castillo exterior </text:p>
          </table:table-cell>
          <table:table-cell office:value-type="string">
            <text:p>Meacham, S.S.</text:p>
          </table:table-cell>
          <table:table-cell/>
          <table:table-cell office:value-type="string">
            <text:p>McAvoy, S.</text:p>
          </table:table-cell>
          <table:table-cell office:value-type="string">
            <text:p>processed</text:p>
          </table:table-cell>
          <table:table-cell/>
          <table:table-cell office:value-type="string">
            <text:p>mexico_chichen_Itza\mexico_chichen_itza_2023\master\SFM_smeacham\el_castillo_exterior</text:p>
          </table:table-cell>
        </table:table-row>
        <table:table-row table:style-name="ro1">
          <table:table-cell office:value-type="float" office:value="20">
            <text:p>20</text:p>
          </table:table-cell>
          <table:table-cell office:value-type="string">
            <text:p>1a</text:p>
          </table:table-cell>
          <table:table-cell office:value-type="string">
            <text:p>El Castillo substructure</text:p>
          </table:table-cell>
          <table:table-cell/>
          <table:table-cell office:value-type="string">
            <text:p>Throneroom</text:p>
          </table:table-cell>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08-02">
            <text:p>2023-08-02</text:p>
          </table:table-cell>
          <table:table-cell office:value-type="string">
            <text:p>3 laz pointclouds</text:p>
          </table:table-cell>
          <table:table-cell office:value-type="string">
            <text:p>Rissolo, D.</text:p>
          </table:table-cell>
          <table:table-cell table:number-columns-repeated="2"/>
          <table:table-cell office:value-type="string">
            <text:p>processed</text:p>
          </table:table-cell>
          <table:table-cell table:number-columns-repeated="2"/>
        </table:table-row>
        <table:table-row table:style-name="ro1">
          <table:table-cell office:value-type="float" office:value="21">
            <text:p>21</text:p>
          </table:table-cell>
          <table:table-cell office:value-type="float" office:value="2">
            <text:p>2</text:p>
          </table:table-cell>
          <table:table-cell office:value-type="string">
            <text:p>El Caracol</text:p>
          </table:table-cell>
          <table:table-cell office:value-type="string">
            <text:p>The Shell</text:p>
          </table:table-cell>
          <table:table-cell office:value-type="string">
            <text:p>Observatorio</text:p>
          </table:table-cell>
          <table:table-cell office:value-type="string">
            <text:p>sfm</text:p>
          </table:table-cell>
          <table:table-cell office:value-type="string">
            <text:p>drone</text:p>
          </table:table-cell>
          <table:table-cell office:value-type="string">
            <text:p>Hasselblad L2D-20c</text:p>
          </table:table-cell>
          <table:table-cell table:style-name="ce2" office:value-type="date" office:date-value="2023-06-02">
            <text:p>2023-06-02</text:p>
          </table:table-cell>
          <table:table-cell office:value-type="string">
            <text:p>222 jpg images and metashape project. this survey included markers </text:p>
          </table:table-cell>
          <table:table-cell office:value-type="string">
            <text:p>Herver Santamaria, A. </text:p>
          </table:table-cell>
          <table:table-cell office:value-type="string">
            <text:p>Rodríguez Catana, L.A. </text:p>
          </table:table-cell>
          <table:table-cell office:value-type="string">
            <text:p>McAvoy, S.</text:p>
          </table:table-cell>
          <table:table-cell office:value-type="string">
            <text:p>processed</text:p>
          </table:table-cell>
          <table:table-cell/>
          <table:table-cell office:value-type="string">
            <text:p>mexico_chichen_Itza\mexico_chichen_itza_2023\master\PHOTOS_DRONE_ARLETTE\OBSERVATORIO_6_02_2023</text:p>
          </table:table-cell>
        </table:table-row>
        <table:table-row table:style-name="ro1">
          <table:table-cell office:value-type="float" office:value="22">
            <text:p>22</text:p>
          </table:table-cell>
          <table:table-cell office:value-type="float" office:value="2">
            <text:p>2</text:p>
          </table:table-cell>
          <table:table-cell office:value-type="string">
            <text:p>El Caracol</text:p>
          </table:table-cell>
          <table:table-cell office:value-type="string">
            <text:p>The Shell</text:p>
          </table:table-cell>
          <table:table-cell office:value-type="string">
            <text:p>Observatorio</text:p>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23-10-02">
            <text:p>2023-10-02</text:p>
          </table:table-cell>
          <table:table-cell office:value-type="string">
            <text:p>1278 jpg images of caracol interior, following up the staircase. some issues with blur cause by low light</text:p>
          </table:table-cell>
          <table:table-cell office:value-type="string">
            <text:p>Rissolo, D.</text:p>
          </table:table-cell>
          <table:table-cell/>
          <table:table-cell office:value-type="string">
            <text:p>McAvoy, S.</text:p>
          </table:table-cell>
          <table:table-cell office:value-type="string">
            <text:p>processed</text:p>
          </table:table-cell>
          <table:table-cell/>
          <table:table-cell office:value-type="string">
            <text:p>mexico_chichen_Itza\mexico_chichen_itza_2023\master\SFM_drissolo\observatory_interior</text:p>
          </table:table-cell>
        </table:table-row>
        <table:table-row table:style-name="ro1">
          <table:table-cell office:value-type="float" office:value="23">
            <text:p>23</text:p>
          </table:table-cell>
          <table:table-cell office:value-type="float" office:value="2">
            <text:p>2</text:p>
          </table:table-cell>
          <table:table-cell office:value-type="string">
            <text:p>El Caracol</text:p>
          </table:table-cell>
          <table:table-cell office:value-type="string">
            <text:p>The Shell</text:p>
          </table:table-cell>
          <table:table-cell office:value-type="string">
            <text:p>Observatorio</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6">
            <text:p>2018-07-16</text:p>
          </table:table-cell>
          <table:table-cell office:value-type="string">
            <text:p>826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6\2018.07.16.observatorio.mapping.sfma</text:p>
          </table:table-cell>
        </table:table-row>
        <table:table-row table:style-name="ro1">
          <table:table-cell office:value-type="float" office:value="24">
            <text:p>24</text:p>
          </table:table-cell>
          <table:table-cell office:value-type="float" office:value="2">
            <text:p>2</text:p>
          </table:table-cell>
          <table:table-cell office:value-type="string">
            <text:p>El Caracol</text:p>
          </table:table-cell>
          <table:table-cell office:value-type="string">
            <text:p>The Shell</text:p>
          </table:table-cell>
          <table:table-cell office:value-type="string">
            <text:p>Observatorio</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6">
            <text:p>2018-07-16</text:p>
          </table:table-cell>
          <table:table-cell office:value-type="string">
            <text:p>9 jpg images</text:p>
          </table:table-cell>
          <table:table-cell office:value-type="string">
            <text:p>Meyer, D.E.</text:p>
          </table:table-cell>
          <table:table-cell office:value-type="string">
            <text:p>Stanton, T.W.</text:p>
          </table:table-cell>
          <table:table-cell/>
          <table:table-cell office:value-type="string">
            <text:p>unprocessed</text:p>
          </table:table-cell>
          <table:table-cell/>
          <table:table-cell office:value-type="string">
            <text:p>mexico_chichen_Itza\mexico_chichen_itza_july_2018\master\2018.07.16\2018.07.16.observatorio.sfma</text:p>
          </table:table-cell>
        </table:table-row>
        <table:table-row table:style-name="ro1">
          <table:table-cell office:value-type="float" office:value="25">
            <text:p>25</text:p>
          </table:table-cell>
          <table:table-cell office:value-type="float" office:value="2">
            <text:p>2</text:p>
          </table:table-cell>
          <table:table-cell office:value-type="string">
            <text:p>El Caracol</text:p>
          </table:table-cell>
          <table:table-cell office:value-type="string">
            <text:p>The Shell</text:p>
          </table:table-cell>
          <table:table-cell office:value-type="string">
            <text:p>Observatorio</text:p>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6">
            <text:p>2018-07-16</text:p>
          </table:table-cell>
          <table:table-cell office:value-type="string">
            <text:p>108 images, middle platform and upper building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6\2018.07.16.observatorio.sfmg</text:p>
          </table:table-cell>
        </table:table-row>
        <table:table-row table:style-name="ro1">
          <table:table-cell office:value-type="float" office:value="26">
            <text:p>26</text:p>
          </table:table-cell>
          <table:table-cell office:value-type="float" office:value="2">
            <text:p>2</text:p>
          </table:table-cell>
          <table:table-cell office:value-type="string">
            <text:p>El Caracol</text:p>
          </table:table-cell>
          <table:table-cell office:value-type="string">
            <text:p>The Shell</text:p>
          </table:table-cell>
          <table:table-cell office:value-type="string">
            <text:p>Observatorio</text:p>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5">
            <text:p>2018-07-15</text:p>
          </table:table-cell>
          <table:table-cell office:value-type="string">
            <text:p>475 jpg images, lower exterior only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5\2018.07.15.observatorio.sfmg\part1</text:p>
          </table:table-cell>
        </table:table-row>
        <table:table-row table:style-name="ro1">
          <table:table-cell office:value-type="float" office:value="27">
            <text:p>27</text:p>
          </table:table-cell>
          <table:table-cell office:value-type="float" office:value="2">
            <text:p>2</text:p>
          </table:table-cell>
          <table:table-cell office:value-type="string">
            <text:p>El Caracol</text:p>
          </table:table-cell>
          <table:table-cell office:value-type="string">
            <text:p>The Shell</text:p>
          </table:table-cell>
          <table:table-cell office:value-type="string">
            <text:p>Observatorio</text:p>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4">
            <text:p>2018-07-14</text:p>
          </table:table-cell>
          <table:table-cell office:value-type="string">
            <text:p>1054 jpg images, exterior only, evening, low light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observatorio.sfmg</text:p>
          </table:table-cell>
        </table:table-row>
        <table:table-row table:style-name="ro1">
          <table:table-cell office:value-type="float" office:value="28">
            <text:p>28</text:p>
          </table:table-cell>
          <table:table-cell office:value-type="float" office:value="2">
            <text:p>2</text:p>
          </table:table-cell>
          <table:table-cell office:value-type="string">
            <text:p>El Caracol</text:p>
          </table:table-cell>
          <table:table-cell office:value-type="string">
            <text:p>The Shell</text:p>
          </table:table-cell>
          <table:table-cell office:value-type="string">
            <text:p>Observatorio</text:p>
          </table:table-cell>
          <table:table-cell office:value-type="string">
            <text:p>video</text:p>
          </table:table-cell>
          <table:table-cell office:value-type="string">
            <text:p>drone</text:p>
          </table:table-cell>
          <table:table-cell office:value-type="string">
            <text:p>DJI FC330</text:p>
          </table:table-cell>
          <table:table-cell table:style-name="ce2" office:value-type="date" office:date-value="2018-07-14">
            <text:p>2018-07-14</text:p>
          </table:table-cell>
          <table:table-cell office:value-type="string">
            <text:p>two videos, 1st zooming out from caracol, moving towards monjas, 2nd video shows only monjas, should reorganize</text:p>
          </table:table-cell>
          <table:table-cell office:value-type="string">
            <text:p>Meyer, D.E.</text:p>
          </table:table-cell>
          <table:table-cell office:value-type="string">
            <text:p>Stanton, T.W.</text:p>
          </table:table-cell>
          <table:table-cell/>
          <table:table-cell office:value-type="string">
            <text:p>unprocessed</text:p>
          </table:table-cell>
          <table:table-cell/>
          <table:table-cell office:value-type="string">
            <text:p>mexico_chichen_Itza\mexico_chichen_itza_july_2018\master\2018.07.14\2018.07.14.observatorio.mediava</text:p>
          </table:table-cell>
        </table:table-row>
        <table:table-row table:style-name="ro1">
          <table:table-cell office:value-type="float" office:value="29">
            <text:p>29</text:p>
          </table:table-cell>
          <table:table-cell office:value-type="float" office:value="2">
            <text:p>2</text:p>
          </table:table-cell>
          <table:table-cell office:value-type="string">
            <text:p>El Caracol</text:p>
          </table:table-cell>
          <table:table-cell office:value-type="string">
            <text:p>The Shell</text:p>
          </table:table-cell>
          <table:table-cell office:value-type="string">
            <text:p>Observatorio</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4">
            <text:p>2018-07-14</text:p>
          </table:table-cell>
          <table:table-cell table:style-name="ce3" office:value-type="string">
            <text:p>474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observatorio.orbit.sfma</text:p>
          </table:table-cell>
        </table:table-row>
        <table:table-row table:style-name="ro1">
          <table:table-cell office:value-type="float" office:value="30">
            <text:p>30</text:p>
          </table:table-cell>
          <table:table-cell office:value-type="float" office:value="2">
            <text:p>2</text:p>
          </table:table-cell>
          <table:table-cell office:value-type="string">
            <text:p>El Caracol</text:p>
          </table:table-cell>
          <table:table-cell office:value-type="string">
            <text:p>The Shell</text:p>
          </table:table-cell>
          <table:table-cell office:value-type="string">
            <text:p>Observatorio</text:p>
          </table:table-cell>
          <table:table-cell office:value-type="string">
            <text:p>360 pano</text:p>
          </table:table-cell>
          <table:table-cell office:value-type="string">
            <text:p>drone</text:p>
          </table:table-cell>
          <table:table-cell office:value-type="string">
            <text:p>DJI FC3170</text:p>
          </table:table-cell>
          <table:table-cell table:style-name="ce2" office:value-type="date" office:date-value="2023-11-02">
            <text:p>2023-11-02</text:p>
          </table:table-cell>
          <table:table-cell office:value-type="string">
            <text:p>stitched pano and 26 jpg images </text:p>
          </table:table-cell>
          <table:table-cell office:value-type="string">
            <text:p>Meacham, S.S.</text:p>
          </table:table-cell>
          <table:table-cell/>
          <table:table-cell office:value-type="string">
            <text:p>Meacham, S.S.</text:p>
          </table:table-cell>
          <table:table-cell office:value-type="string">
            <text:p>processed</text:p>
          </table:table-cell>
          <table:table-cell/>
          <table:table-cell office:value-type="string">
            <text:p>mexico_chichen_Itza\mexico_chichen_itza_2023\master\SFM_smeacham\Meacham_Drone Panoramics data\20230211-Mavic2-360s\Observatory Panoramic</text:p>
          </table:table-cell>
        </table:table-row>
        <table:table-row table:style-name="ro1">
          <table:table-cell office:value-type="float" office:value="31">
            <text:p>31</text:p>
          </table:table-cell>
          <table:table-cell office:value-type="float" office:value="2">
            <text:p>2</text:p>
          </table:table-cell>
          <table:table-cell office:value-type="string">
            <text:p>El Caracol</text:p>
          </table:table-cell>
          <table:table-cell office:value-type="string">
            <text:p>The Shell</text:p>
          </table:table-cell>
          <table:table-cell office:value-type="string">
            <text:p>Observatorio</text:p>
          </table:table-cell>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06-02">
            <text:p>2023-06-02</text:p>
          </table:table-cell>
          <table:table-cell office:value-type="string">
            <text:p>6 laz pointclouds</text:p>
          </table:table-cell>
          <table:table-cell office:value-type="string">
            <text:p>Rissolo, D.</text:p>
          </table:table-cell>
          <table:table-cell table:number-columns-repeated="2"/>
          <table:table-cell office:value-type="string">
            <text:p>unprocessed</text:p>
          </table:table-cell>
          <table:table-cell table:number-columns-repeated="2"/>
        </table:table-row>
        <table:table-row table:style-name="ro1">
          <table:table-cell office:value-type="float" office:value="32">
            <text:p>32</text:p>
          </table:table-cell>
          <table:table-cell office:value-type="float" office:value="3">
            <text:p>3</text:p>
          </table:table-cell>
          <table:table-cell office:value-type="string">
            <text:p>Gran Juego Pelota</text:p>
          </table:table-cell>
          <table:table-cell office:value-type="string">
            <text:p>The Great Ballcourt </text:p>
          </table:table-cell>
          <table:table-cell/>
          <table:table-cell office:value-type="string">
            <text:p>360 pano</text:p>
          </table:table-cell>
          <table:table-cell office:value-type="string">
            <text:p>drone</text:p>
          </table:table-cell>
          <table:table-cell office:value-type="string">
            <text:p>DJI FC3170</text:p>
          </table:table-cell>
          <table:table-cell table:style-name="ce2" office:value-type="date" office:date-value="2023-11-02">
            <text:p>2023-11-02</text:p>
          </table:table-cell>
          <table:table-cell office:value-type="string">
            <text:p>stitched pano image, and 26 jpg images </text:p>
          </table:table-cell>
          <table:table-cell office:value-type="string">
            <text:p>Meacham, S.S.</text:p>
          </table:table-cell>
          <table:table-cell/>
          <table:table-cell office:value-type="string">
            <text:p>Meacham, S.S.</text:p>
          </table:table-cell>
          <table:table-cell office:value-type="string">
            <text:p>processed</text:p>
          </table:table-cell>
          <table:table-cell/>
          <table:table-cell office:value-type="string">
            <text:p>mexico_chichen_Itza\mexico_chichen_itza_2023\master\SFM_smeacham\Meacham_Drone Panoramics data\20230211-Mavic2-360s\Ball Court Panoramic</text:p>
          </table:table-cell>
        </table:table-row>
        <table:table-row table:style-name="ro1">
          <table:table-cell office:value-type="float" office:value="33">
            <text:p>33</text:p>
          </table:table-cell>
          <table:table-cell office:value-type="float" office:value="3">
            <text:p>3</text:p>
          </table:table-cell>
          <table:table-cell office:value-type="string">
            <text:p>Gran Juego Pelota</text:p>
          </table:table-cell>
          <table:table-cell office:value-type="string">
            <text:p>The Great Ballcourt </text:p>
          </table:table-cell>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12-07">
            <text:p>2018-12-07</text:p>
          </table:table-cell>
          <table:table-cell office:value-type="string">
            <text:p>2678 jpg images, showing western side of ballcourt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 errors </text:p>
          </table:table-cell>
          <table:table-cell/>
          <table:table-cell office:value-type="string">
            <text:p>mexico_chichen_Itza\mexico_chichen_itza_july_2018\master\2018.07.12\2018.07.12.gran.juego.pelota.west.sfmg</text:p>
          </table:table-cell>
        </table:table-row>
        <table:table-row table:style-name="ro1">
          <table:table-cell office:value-type="float" office:value="34">
            <text:p>34</text:p>
          </table:table-cell>
          <table:table-cell office:value-type="float" office:value="3">
            <text:p>3</text:p>
          </table:table-cell>
          <table:table-cell office:value-type="string">
            <text:p>Gran Juego Pelota</text:p>
          </table:table-cell>
          <table:table-cell office:value-type="string">
            <text:p>The Great Ballcourt </text:p>
          </table:table-cell>
          <table:table-cell/>
          <table:table-cell office:value-type="string">
            <text:p>sfm w/ control points </text:p>
          </table:table-cell>
          <table:table-cell office:value-type="string">
            <text:p>drone</text:p>
          </table:table-cell>
          <table:table-cell office:value-type="string">
            <text:p>DJI FC330</text:p>
          </table:table-cell>
          <table:table-cell table:style-name="ce2" office:value-type="date" office:date-value="2018-12-07">
            <text:p>2018-12-07</text:p>
          </table:table-cell>
          <table:table-cell office:value-type="string">
            <text:p>879 jpg images, this model has associated markers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2\2018.07.12.gran.juego.pelota.survey.sfma</text:p>
          </table:table-cell>
        </table:table-row>
        <table:table-row table:style-name="ro1">
          <table:table-cell office:value-type="float" office:value="35">
            <text:p>35</text:p>
          </table:table-cell>
          <table:table-cell office:value-type="float" office:value="3">
            <text:p>3</text:p>
          </table:table-cell>
          <table:table-cell office:value-type="string">
            <text:p>Gran Juego Pelota</text:p>
          </table:table-cell>
          <table:table-cell office:value-type="string">
            <text:p>The Great Ballcourt </text:p>
          </table:table-cell>
          <table:table-cell/>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10-02">
            <text:p>2023-10-02</text:p>
          </table:table-cell>
          <table:table-cell office:value-type="string">
            <text:p>1 laz pointclouds, covering north exterior wall </text:p>
          </table:table-cell>
          <table:table-cell office:value-type="string">
            <text:p>Rissolo, D.</text:p>
          </table:table-cell>
          <table:table-cell table:number-columns-repeated="2"/>
          <table:table-cell office:value-type="string">
            <text:p>unprocessed</text:p>
          </table:table-cell>
          <table:table-cell table:number-columns-repeated="2"/>
        </table:table-row>
        <table:table-row table:style-name="ro1">
          <table:table-cell office:value-type="float" office:value="36">
            <text:p>36</text:p>
          </table:table-cell>
          <table:table-cell office:value-type="string">
            <text:p>3a</text:p>
          </table:table-cell>
          <table:table-cell office:value-type="string">
            <text:p>Templo Jaguares Upper</text:p>
          </table:table-cell>
          <table:table-cell table:number-columns-repeated="2"/>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07-02">
            <text:p>2023-07-02</text:p>
          </table:table-cell>
          <table:table-cell office:value-type="string">
            <text:p>2 laz pointclouds</text:p>
          </table:table-cell>
          <table:table-cell office:value-type="string">
            <text:p>Rissolo, D.</text:p>
          </table:table-cell>
          <table:table-cell table:number-columns-repeated="2"/>
          <table:table-cell office:value-type="string">
            <text:p>processed</text:p>
          </table:table-cell>
          <table:table-cell table:number-columns-repeated="2"/>
        </table:table-row>
        <table:table-row table:style-name="ro1">
          <table:table-cell office:value-type="float" office:value="37">
            <text:p>37</text:p>
          </table:table-cell>
          <table:table-cell office:value-type="string">
            <text:p>3b</text:p>
          </table:table-cell>
          <table:table-cell office:value-type="string">
            <text:p>Templo Jaguares Lower</text:p>
          </table:table-cell>
          <table:table-cell office:value-type="string">
            <text:p>Temple of the Jaguars Lower </text:p>
          </table:table-cell>
          <table:table-cell/>
          <table:table-cell office:value-type="string">
            <text:p>pointclouds</text:p>
          </table:table-cell>
          <table:table-cell office:value-type="string">
            <text:p>terrestrial LiDAR </text:p>
          </table:table-cell>
          <table:table-cell office:value-type="string">
            <text:p>Faro 3D (get model)</text:p>
          </table:table-cell>
          <table:table-cell table:style-name="ce2" office:value-type="date" office:date-value="2018-12-07">
            <text:p>2018-12-07</text:p>
          </table:table-cell>
          <table:table-cell office:value-type="string">
            <text:p>15 scans of ballcourt interior and temple of the jaguar lower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2\2018.07.12.templo.jaguares.lidar</text:p>
          </table:table-cell>
        </table:table-row>
        <table:table-row table:style-name="ro1">
          <table:table-cell office:value-type="float" office:value="38">
            <text:p>38</text:p>
          </table:table-cell>
          <table:table-cell office:value-type="string">
            <text:p>3b</text:p>
          </table:table-cell>
          <table:table-cell office:value-type="string">
            <text:p>Templo Jaguares Lower</text:p>
          </table:table-cell>
          <table:table-cell office:value-type="string">
            <text:p>Temple of the Jaguars Lower </text:p>
          </table:table-cell>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6">
            <text:p>2018-07-16</text:p>
          </table:table-cell>
          <table:table-cell office:value-type="string">
            <text:p>1535 jpg images, low light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6\2018.07.16.jaguares.sfmg</text:p>
          </table:table-cell>
        </table:table-row>
        <table:table-row table:style-name="ro1">
          <table:table-cell office:value-type="float" office:value="39">
            <text:p>39</text:p>
          </table:table-cell>
          <table:table-cell office:value-type="string">
            <text:p>3b</text:p>
          </table:table-cell>
          <table:table-cell office:value-type="string">
            <text:p>Templo Jaguares Lower</text:p>
          </table:table-cell>
          <table:table-cell office:value-type="string">
            <text:p>Temple of the Jaguars Lower </text:p>
          </table:table-cell>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12-07">
            <text:p>2018-12-07</text:p>
          </table:table-cell>
          <table:table-cell office:value-type="string">
            <text:p>5812 images, including JPG and Raw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2\2018.07.12.templo.sur.sfmg</text:p>
          </table:table-cell>
        </table:table-row>
        <table:table-row table:style-name="ro1">
          <table:table-cell office:value-type="float" office:value="40">
            <text:p>40</text:p>
          </table:table-cell>
          <table:table-cell office:value-type="string">
            <text:p>3c</text:p>
          </table:table-cell>
          <table:table-cell office:value-type="string">
            <text:p>Templo Norte</text:p>
          </table:table-cell>
          <table:table-cell office:value-type="string">
            <text:p>Northern Temple </text:p>
          </table:table-cell>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4">
            <text:p>2018-07-14</text:p>
          </table:table-cell>
          <table:table-cell office:value-type="string">
            <text:p>2114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templo.norte.sfmg</text:p>
          </table:table-cell>
        </table:table-row>
        <table:table-row table:style-name="ro1">
          <table:table-cell office:value-type="float" office:value="41">
            <text:p>41</text:p>
          </table:table-cell>
          <table:table-cell office:value-type="string">
            <text:p>3d</text:p>
          </table:table-cell>
          <table:table-cell office:value-type="string">
            <text:p>Templo Sur</text:p>
          </table:table-cell>
          <table:table-cell office:value-type="string">
            <text:p>Southern Temple </text:p>
          </table:table-cell>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12-07">
            <text:p>2018-12-07</text:p>
          </table:table-cell>
          <table:table-cell office:value-type="string">
            <text:p>1268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2\2018.07.12.templo.sur.sfmg</text:p>
          </table:table-cell>
        </table:table-row>
        <table:table-row table:style-name="ro1">
          <table:table-cell office:value-type="float" office:value="42">
            <text:p>42</text:p>
          </table:table-cell>
          <table:table-cell office:value-type="float" office:value="4">
            <text:p>4</text:p>
          </table:table-cell>
          <table:table-cell office:value-type="string">
            <text:p>Mil Columnas</text:p>
          </table:table-cell>
          <table:table-cell office:value-type="string">
            <text:p>Thousand Columns </text:p>
          </table:table-cell>
          <table:table-cell/>
          <table:table-cell office:value-type="string">
            <text:p>sfm</text:p>
          </table:table-cell>
          <table:table-cell office:value-type="string">
            <text:p>drone</text:p>
          </table:table-cell>
          <table:table-cell office:value-type="string">
            <text:p>Hasselblad L2D-20c</text:p>
          </table:table-cell>
          <table:table-cell table:style-name="ce2" office:value-type="date" office:date-value="2023-10-02">
            <text:p>2023-10-02</text:p>
          </table:table-cell>
          <table:table-cell office:value-type="string">
            <text:p>875 jpg images</text:p>
          </table:table-cell>
          <table:table-cell office:value-type="string">
            <text:p>Herver Santamaria, A. </text:p>
          </table:table-cell>
          <table:table-cell office:value-type="string">
            <text:p>Rodríguez Catana, L.A. </text:p>
          </table:table-cell>
          <table:table-cell office:value-type="string">
            <text:p>McAvoy, S.</text:p>
          </table:table-cell>
          <table:table-cell office:value-type="string">
            <text:p>processed</text:p>
          </table:table-cell>
          <table:table-cell/>
          <table:table-cell office:value-type="string">
            <text:p>Z:\mexico_chichen_Itza\mexico_chichen_itza_2023\master\PHOTOS_DRONE_ARLETTE\MIL_COLUMNAS_9_02_2023</text:p>
          </table:table-cell>
        </table:table-row>
        <table:table-row table:style-name="ro1">
          <table:table-cell office:value-type="float" office:value="43">
            <text:p>43</text:p>
          </table:table-cell>
          <table:table-cell office:value-type="float" office:value="4">
            <text:p>4</text:p>
          </table:table-cell>
          <table:table-cell office:value-type="string">
            <text:p>Mil Columnas</text:p>
          </table:table-cell>
          <table:table-cell office:value-type="string">
            <text:p>Thousand Columns </text:p>
          </table:table-cell>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3">
            <text:p>2018-07-13</text:p>
          </table:table-cell>
          <table:table-cell office:value-type="string">
            <text:p>1706 jpg</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3\2018.07.13.mil.columnas.sfma</text:p>
          </table:table-cell>
        </table:table-row>
        <table:table-row table:style-name="ro1">
          <table:table-cell office:value-type="float" office:value="44">
            <text:p>44</text:p>
          </table:table-cell>
          <table:table-cell office:value-type="float" office:value="4">
            <text:p>4</text:p>
          </table:table-cell>
          <table:table-cell office:value-type="string">
            <text:p>Mil Columnas</text:p>
          </table:table-cell>
          <table:table-cell office:value-type="string">
            <text:p>Thousand Columns </text:p>
          </table:table-cell>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5">
            <text:p>2018-07-15</text:p>
          </table:table-cell>
          <table:table-cell office:value-type="string">
            <text:p>1260 jpg</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5\2018.07.15.mil.columnas.sfma"</text:p>
          </table:table-cell>
        </table:table-row>
        <table:table-row table:style-name="ro1">
          <table:table-cell office:value-type="float" office:value="45">
            <text:p>45</text:p>
          </table:table-cell>
          <table:table-cell office:value-type="string">
            <text:p>4a</text:p>
          </table:table-cell>
          <table:table-cell office:value-type="string">
            <text:p>Columnata Norte</text:p>
          </table:table-cell>
          <table:table-cell table:number-columns-repeated="2"/>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06-02">
            <text:p>2023-06-02</text:p>
          </table:table-cell>
          <table:table-cell office:value-type="string">
            <text:p>4 laz pointclouds</text:p>
          </table:table-cell>
          <table:table-cell office:value-type="string">
            <text:p>Rissolo, D.</text:p>
          </table:table-cell>
          <table:table-cell table:number-columns-repeated="2"/>
          <table:table-cell office:value-type="string">
            <text:p>processed</text:p>
          </table:table-cell>
          <table:table-cell table:number-columns-repeated="2"/>
        </table:table-row>
        <table:table-row table:style-name="ro1">
          <table:table-cell office:value-type="float" office:value="46">
            <text:p>46</text:p>
          </table:table-cell>
          <table:table-cell office:value-type="string">
            <text:p>4b</text:p>
          </table:table-cell>
          <table:table-cell office:value-type="string">
            <text:p>Columnata Escuplidas</text:p>
          </table:table-cell>
          <table:table-cell table:number-columns-repeated="2"/>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06-02">
            <text:p>2023-06-02</text:p>
          </table:table-cell>
          <table:table-cell office:value-type="string">
            <text:p>1 laz pointcloud</text:p>
          </table:table-cell>
          <table:table-cell office:value-type="string">
            <text:p>Rissolo, D.</text:p>
          </table:table-cell>
          <table:table-cell table:number-columns-repeated="2"/>
          <table:table-cell office:value-type="string">
            <text:p>processed</text:p>
          </table:table-cell>
          <table:table-cell table:number-columns-repeated="2"/>
        </table:table-row>
        <table:table-row table:style-name="ro1">
          <table:table-cell office:value-type="float" office:value="47">
            <text:p>47</text:p>
          </table:table-cell>
          <table:table-cell office:value-type="string">
            <text:p>4d</text:p>
          </table:table-cell>
          <table:table-cell office:value-type="string">
            <text:p>Pequenas Mesas</text:p>
          </table:table-cell>
          <table:table-cell table:number-columns-repeated="2"/>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10-02">
            <text:p>2023-10-02</text:p>
          </table:table-cell>
          <table:table-cell office:value-type="string">
            <text:p>1 laz pointcloud</text:p>
          </table:table-cell>
          <table:table-cell office:value-type="string">
            <text:p>Rissolo, D.</text:p>
          </table:table-cell>
          <table:table-cell table:number-columns-repeated="2"/>
          <table:table-cell office:value-type="string">
            <text:p>processed</text:p>
          </table:table-cell>
          <table:table-cell table:number-columns-repeated="2"/>
        </table:table-row>
        <table:table-row table:style-name="ro1">
          <table:table-cell office:value-type="float" office:value="48">
            <text:p>48</text:p>
          </table:table-cell>
          <table:table-cell office:value-type="string">
            <text:p>4e</text:p>
          </table:table-cell>
          <table:table-cell office:value-type="string">
            <text:p>Columnata Este</text:p>
          </table:table-cell>
          <table:table-cell table:number-columns-repeated="2"/>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10-02">
            <text:p>2023-10-02</text:p>
          </table:table-cell>
          <table:table-cell office:value-type="string">
            <text:p>1 laz pointcloud</text:p>
          </table:table-cell>
          <table:table-cell office:value-type="string">
            <text:p>Rissolo, D.</text:p>
          </table:table-cell>
          <table:table-cell table:number-columns-repeated="2"/>
          <table:table-cell office:value-type="string">
            <text:p>processed</text:p>
          </table:table-cell>
          <table:table-cell table:number-columns-repeated="2"/>
        </table:table-row>
        <table:table-row table:style-name="ro1">
          <table:table-cell office:value-type="float" office:value="49">
            <text:p>49</text:p>
          </table:table-cell>
          <table:table-cell office:value-type="string">
            <text:p>4e</text:p>
          </table:table-cell>
          <table:table-cell office:value-type="string">
            <text:p>Columnata Sureste</text:p>
          </table:table-cell>
          <table:table-cell table:number-columns-repeated="2"/>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11-02">
            <text:p>2023-11-02</text:p>
          </table:table-cell>
          <table:table-cell office:value-type="string">
            <text:p>3 laz pointcloud</text:p>
          </table:table-cell>
          <table:table-cell office:value-type="string">
            <text:p>Rissolo, D.</text:p>
          </table:table-cell>
          <table:table-cell table:number-columns-repeated="2"/>
          <table:table-cell office:value-type="string">
            <text:p>processed</text:p>
          </table:table-cell>
          <table:table-cell table:number-columns-repeated="2"/>
        </table:table-row>
        <table:table-row table:style-name="ro1">
          <table:table-cell office:value-type="float" office:value="50">
            <text:p>50</text:p>
          </table:table-cell>
          <table:table-cell office:value-type="string">
            <text:p>4f</text:p>
          </table:table-cell>
          <table:table-cell office:value-type="string">
            <text:p>El Mercado</text:p>
          </table:table-cell>
          <table:table-cell table:number-columns-repeated="2"/>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11-02">
            <text:p>2023-11-02</text:p>
          </table:table-cell>
          <table:table-cell office:value-type="string">
            <text:p>3 laz pointclouds</text:p>
          </table:table-cell>
          <table:table-cell office:value-type="string">
            <text:p>Rissolo, D.</text:p>
          </table:table-cell>
          <table:table-cell table:number-columns-repeated="2"/>
          <table:table-cell office:value-type="string">
            <text:p>processed</text:p>
          </table:table-cell>
          <table:table-cell table:number-columns-repeated="2"/>
        </table:table-row>
        <table:table-row table:style-name="ro1">
          <table:table-cell office:value-type="float" office:value="51">
            <text:p>51</text:p>
          </table:table-cell>
          <table:table-cell office:value-type="string">
            <text:p>4g</text:p>
          </table:table-cell>
          <table:table-cell office:value-type="string">
            <text:p>Banos de Vapor</text:p>
          </table:table-cell>
          <table:table-cell office:value-type="string">
            <text:p>Sweat Baths</text:p>
          </table:table-cell>
          <table:table-cell table:number-columns-repeated="4"/>
          <table:table-cell table:style-name="ce2"/>
          <table:table-cell table:number-columns-repeated="7"/>
        </table:table-row>
        <table:table-row table:style-name="ro1">
          <table:table-cell office:value-type="float" office:value="52">
            <text:p>52</text:p>
          </table:table-cell>
          <table:table-cell office:value-type="float" office:value="5">
            <text:p>5</text:p>
          </table:table-cell>
          <table:table-cell office:value-type="string">
            <text:p>Las Monjas</text:p>
          </table:table-cell>
          <table:table-cell/>
          <table:table-cell office:value-type="string">
            <text:p>The Nunnery</text:p>
          </table:table-cell>
          <table:table-cell office:value-type="string">
            <text:p>sfm</text:p>
          </table:table-cell>
          <table:table-cell office:value-type="string">
            <text:p>drone</text:p>
          </table:table-cell>
          <table:table-cell office:value-type="string">
            <text:p>DJI FC3170</text:p>
          </table:table-cell>
          <table:table-cell table:style-name="ce2" office:value-type="date" office:date-value="2023-10-02">
            <text:p>2023-10-02</text:p>
          </table:table-cell>
          <table:table-cell office:value-type="string">
            <text:p>274 jpg images, 274 raw, capturing Monjas northern facade </text:p>
          </table:table-cell>
          <table:table-cell office:value-type="string">
            <text:p>Meacham, S.S.</text:p>
          </table:table-cell>
          <table:table-cell/>
          <table:table-cell office:value-type="string">
            <text:p>McAvoy, S.</text:p>
          </table:table-cell>
          <table:table-cell office:value-type="string">
            <text:p>processed</text:p>
          </table:table-cell>
          <table:table-cell/>
          <table:table-cell office:value-type="string">
            <text:p>mexico_chichen_Itza\mexico_chichen_itza_2023\master\SFM_smeacham\monjas_facade</text:p>
          </table:table-cell>
        </table:table-row>
        <table:table-row table:style-name="ro1">
          <table:table-cell office:value-type="float" office:value="53">
            <text:p>53</text:p>
          </table:table-cell>
          <table:table-cell office:value-type="float" office:value="5">
            <text:p>5</text:p>
          </table:table-cell>
          <table:table-cell office:value-type="string">
            <text:p>Las Monjas</text:p>
          </table:table-cell>
          <table:table-cell/>
          <table:table-cell office:value-type="string">
            <text:p>The Nunnery</text:p>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6">
            <text:p>2018-07-16</text:p>
          </table:table-cell>
          <table:table-cell office:value-type="string">
            <text:p>290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6\2018.07.16.monjas.sfmg</text:p>
          </table:table-cell>
        </table:table-row>
        <table:table-row table:style-name="ro1">
          <table:table-cell office:value-type="float" office:value="54">
            <text:p>54</text:p>
          </table:table-cell>
          <table:table-cell office:value-type="float" office:value="5">
            <text:p>5</text:p>
          </table:table-cell>
          <table:table-cell office:value-type="string">
            <text:p>Las Monjas</text:p>
          </table:table-cell>
          <table:table-cell/>
          <table:table-cell office:value-type="string">
            <text:p>The Nunnery</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6">
            <text:p>2018-07-16</text:p>
          </table:table-cell>
          <table:table-cell office:value-type="string">
            <text:p>724 jpg images</text:p>
          </table:table-cell>
          <table:table-cell table:style-name="ce4" office:value-type="string">
            <text:p>Meyer, D.E.</text:p>
          </table:table-cell>
          <table:table-cell table:style-name="ce4" office:value-type="string">
            <text:p>Stanton, T.W.</text:p>
          </table:table-cell>
          <table:table-cell table:style-name="ce4" office:value-type="string">
            <text:p>McAvoy, S.</text:p>
          </table:table-cell>
          <table:table-cell office:value-type="string">
            <text:p>processed</text:p>
          </table:table-cell>
          <table:table-cell/>
          <table:table-cell office:value-type="string">
            <text:p>mexico_chichen_Itza\mexico_chichen_itza_july_2018\master\2018.07.16\2018.07.16.monjas.sfma</text:p>
          </table:table-cell>
        </table:table-row>
        <table:table-row table:style-name="ro1">
          <table:table-cell office:value-type="float" office:value="55">
            <text:p>55</text:p>
          </table:table-cell>
          <table:table-cell office:value-type="float" office:value="5">
            <text:p>5</text:p>
          </table:table-cell>
          <table:table-cell office:value-type="string">
            <text:p>Las Monjas</text:p>
          </table:table-cell>
          <table:table-cell/>
          <table:table-cell office:value-type="string">
            <text:p>The Nunnery</text:p>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5">
            <text:p>2018-07-15</text:p>
          </table:table-cell>
          <table:table-cell office:value-type="string">
            <text:p>745 jpg images, of small building north of monjas, northeast of iglesias, need name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5\2018.07.15.side.monjas.sfmg</text:p>
          </table:table-cell>
        </table:table-row>
        <table:table-row table:style-name="ro1">
          <table:table-cell office:value-type="float" office:value="56">
            <text:p>56</text:p>
          </table:table-cell>
          <table:table-cell office:value-type="float" office:value="5">
            <text:p>5</text:p>
          </table:table-cell>
          <table:table-cell office:value-type="string">
            <text:p>Las Monjas</text:p>
          </table:table-cell>
          <table:table-cell/>
          <table:table-cell office:value-type="string">
            <text:p>The Nunnery</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5">
            <text:p>2018-07-15</text:p>
          </table:table-cell>
          <table:table-cell office:value-type="string">
            <text:p>6307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5\2018.07.15.monjas.sfmg</text:p>
          </table:table-cell>
        </table:table-row>
        <table:table-row table:style-name="ro1">
          <table:table-cell office:value-type="float" office:value="57">
            <text:p>57</text:p>
          </table:table-cell>
          <table:table-cell office:value-type="float" office:value="5">
            <text:p>5</text:p>
          </table:table-cell>
          <table:table-cell office:value-type="string">
            <text:p>Las Monjas</text:p>
          </table:table-cell>
          <table:table-cell/>
          <table:table-cell office:value-type="string">
            <text:p>The Nunnery</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4">
            <text:p>2018-07-14</text:p>
          </table:table-cell>
          <table:table-cell office:value-type="string">
            <text:p>447 jpg images, connecting monjas and iglesia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conjunto.monjas.orbit.sfma</text:p>
          </table:table-cell>
        </table:table-row>
        <table:table-row table:style-name="ro1">
          <table:table-cell office:value-type="float" office:value="58">
            <text:p>58</text:p>
          </table:table-cell>
          <table:table-cell office:value-type="string">
            <text:p>5a</text:p>
          </table:table-cell>
          <table:table-cell office:value-type="string">
            <text:p>La Iglesia</text:p>
          </table:table-cell>
          <table:table-cell office:value-type="string">
            <text:p>The Church</text:p>
          </table:table-cell>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6">
            <text:p>2018-07-16</text:p>
          </table:table-cell>
          <table:table-cell office:value-type="string">
            <text:p>17 jpg images, exterior only harsh lighting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6\2018.07.16.iglesia.monjas.sfmg</text:p>
          </table:table-cell>
        </table:table-row>
        <table:table-row table:style-name="ro1">
          <table:table-cell office:value-type="float" office:value="59">
            <text:p>59</text:p>
          </table:table-cell>
          <table:table-cell office:value-type="string">
            <text:p>5a</text:p>
          </table:table-cell>
          <table:table-cell office:value-type="string">
            <text:p>La Iglesia</text:p>
          </table:table-cell>
          <table:table-cell office:value-type="string">
            <text:p>The Church</text:p>
          </table:table-cell>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5">
            <text:p>2018-07-15</text:p>
          </table:table-cell>
          <table:table-cell office:value-type="string">
            <text:p>648 jpg images, exterior only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5\2018.07.15.iglesia.sfmg</text:p>
          </table:table-cell>
        </table:table-row>
        <table:table-row table:style-name="ro1">
          <table:table-cell office:value-type="float" office:value="60">
            <text:p>60</text:p>
          </table:table-cell>
          <table:table-cell office:value-type="float" office:value="6">
            <text:p>6</text:p>
          </table:table-cell>
          <table:table-cell office:value-type="string">
            <text:p>Arco</text:p>
          </table:table-cell>
          <table:table-cell office:value-type="string">
            <text:p>The Arch</text:p>
          </table:table-cell>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4">
            <text:p>2018-07-14</text:p>
          </table:table-cell>
          <table:table-cell office:value-type="string">
            <text:p>1386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arco.sfma</text:p>
          </table:table-cell>
        </table:table-row>
        <table:table-row table:style-name="ro1">
          <table:table-cell office:value-type="float" office:value="61">
            <text:p>61</text:p>
          </table:table-cell>
          <table:table-cell office:value-type="float" office:value="6">
            <text:p>6</text:p>
          </table:table-cell>
          <table:table-cell office:value-type="string">
            <text:p>Arco</text:p>
          </table:table-cell>
          <table:table-cell office:value-type="string">
            <text:p>The Arch</text:p>
          </table:table-cell>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4">
            <text:p>2018-07-14</text:p>
          </table:table-cell>
          <table:table-cell office:value-type="string">
            <text:p>389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arco.sfmg</text:p>
          </table:table-cell>
        </table:table-row>
        <table:table-row table:style-name="ro1">
          <table:table-cell office:value-type="float" office:value="62">
            <text:p>62</text:p>
          </table:table-cell>
          <table:table-cell office:value-type="float" office:value="7">
            <text:p>7</text:p>
          </table:table-cell>
          <table:table-cell office:value-type="string">
            <text:p>Casa Falos</text:p>
          </table:table-cell>
          <table:table-cell/>
          <table:table-cell office:value-type="string">
            <text:p>(Falcos (sic.) 2018 data)</text:p>
          </table:table-cell>
          <table:table-cell table:number-columns-repeated="3"/>
          <table:table-cell table:style-name="ce2"/>
          <table:table-cell table:number-columns-repeated="7"/>
        </table:table-row>
        <table:table-row table:style-name="ro1">
          <table:table-cell office:value-type="float" office:value="63">
            <text:p>63</text:p>
          </table:table-cell>
          <table:table-cell office:value-type="float" office:value="8">
            <text:p>8</text:p>
          </table:table-cell>
          <table:table-cell office:value-type="string">
            <text:p>Galeras Lunas</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4">
            <text:p>2018-07-14</text:p>
          </table:table-cell>
          <table:table-cell office:value-type="string">
            <text:p>2089 jpg images, Galeras Lunas Exterior. why two days? how do models differ?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galeria.luna.casa.falos.sfmg</text:p>
          </table:table-cell>
        </table:table-row>
        <table:table-row table:style-name="ro1">
          <table:table-cell office:value-type="float" office:value="64">
            <text:p>64</text:p>
          </table:table-cell>
          <table:table-cell office:value-type="float" office:value="8">
            <text:p>8</text:p>
          </table:table-cell>
          <table:table-cell office:value-type="string">
            <text:p>Galeras Lunas</text:p>
          </table:table-cell>
          <table:table-cell table:number-columns-repeated="2"/>
          <table:table-cell office:value-type="string">
            <text:p>sfm w/ control points </text:p>
          </table:table-cell>
          <table:table-cell office:value-type="string">
            <text:p>drone</text:p>
          </table:table-cell>
          <table:table-cell office:value-type="string">
            <text:p>DJI FC330</text:p>
          </table:table-cell>
          <table:table-cell table:style-name="ce2" office:value-type="date" office:date-value="2018-07-14">
            <text:p>2018-07-14</text:p>
          </table:table-cell>
          <table:table-cell office:value-type="string">
            <text:p>1353 jpg images,covering Galeras Lunas exterior and Casa Falos hy two days? how do models differ?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galeria.luna.casa.falos.sfma</text:p>
          </table:table-cell>
        </table:table-row>
        <table:table-row table:style-name="ro1">
          <table:table-cell office:value-type="float" office:value="65">
            <text:p>65</text:p>
          </table:table-cell>
          <table:table-cell office:value-type="float" office:value="8">
            <text:p>8</text:p>
          </table:table-cell>
          <table:table-cell office:value-type="string">
            <text:p>Galeras Lunas</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3">
            <text:p>2018-07-13</text:p>
          </table:table-cell>
          <table:table-cell office:value-type="string">
            <text:p>5767 jpg images, Galeras Lunas interior and Exterior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3\2018.07.13.galera.luna.casa.falcos.sfmg</text:p>
          </table:table-cell>
        </table:table-row>
        <table:table-row table:style-name="ro1">
          <table:table-cell office:value-type="float" office:value="66">
            <text:p>66</text:p>
          </table:table-cell>
          <table:table-cell office:value-type="float" office:value="8">
            <text:p>8</text:p>
          </table:table-cell>
          <table:table-cell office:value-type="string">
            <text:p>Galeras Lunas</text:p>
          </table:table-cell>
          <table:table-cell table:number-columns-repeated="2"/>
          <table:table-cell office:value-type="string">
            <text:p>sfm w/ control points </text:p>
          </table:table-cell>
          <table:table-cell office:value-type="string">
            <text:p>drone</text:p>
          </table:table-cell>
          <table:table-cell office:value-type="string">
            <text:p>DJI FC330</text:p>
          </table:table-cell>
          <table:table-cell table:style-name="ce2" office:value-type="date" office:date-value="2018-07-13">
            <text:p>2018-07-13</text:p>
          </table:table-cell>
          <table:table-cell office:value-type="string">
            <text:p>316 jpg images,covering Galeras Lunas exterior and Casa Falos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3\2018.07.13.galeria.luna.casa.falcos.sfma</text:p>
          </table:table-cell>
        </table:table-row>
        <table:table-row table:style-name="ro1">
          <table:table-cell office:value-type="float" office:value="67">
            <text:p>67</text:p>
          </table:table-cell>
          <table:table-cell office:value-type="float" office:value="9">
            <text:p>9</text:p>
          </table:table-cell>
          <table:table-cell office:value-type="string">
            <text:p>Plataforma Venus</text:p>
          </table:table-cell>
          <table:table-cell table:number-columns-repeated="2"/>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4">
            <text:p>2018-07-14</text:p>
          </table:table-cell>
          <table:table-cell office:value-type="string">
            <text:p>201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venus.sfma</text:p>
          </table:table-cell>
        </table:table-row>
        <table:table-row table:style-name="ro1">
          <table:table-cell office:value-type="float" office:value="68">
            <text:p>68</text:p>
          </table:table-cell>
          <table:table-cell office:value-type="float" office:value="9">
            <text:p>9</text:p>
          </table:table-cell>
          <table:table-cell office:value-type="string">
            <text:p>Plataforma Venus</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6">
            <text:p>2018-07-16</text:p>
          </table:table-cell>
          <table:table-cell office:value-type="string">
            <text:p>1852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6\2018.07.16.venus.sfmg</text:p>
          </table:table-cell>
        </table:table-row>
        <table:table-row table:style-name="ro1">
          <table:table-cell office:value-type="float" office:value="69">
            <text:p>69</text:p>
          </table:table-cell>
          <table:table-cell office:value-type="float" office:value="10">
            <text:p>10</text:p>
          </table:table-cell>
          <table:table-cell office:value-type="string">
            <text:p>Casas Falos</text:p>
          </table:table-cell>
          <table:table-cell table:number-columns-repeated="5"/>
          <table:table-cell table:style-name="ce2"/>
          <table:table-cell table:number-columns-repeated="7"/>
        </table:table-row>
        <table:table-row table:style-name="ro1">
          <table:table-cell office:value-type="float" office:value="70">
            <text:p>70</text:p>
          </table:table-cell>
          <table:table-cell office:value-type="float" office:value="11">
            <text:p>11</text:p>
          </table:table-cell>
          <table:table-cell office:value-type="string">
            <text:p>Templo Grandes Mesas</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6">
            <text:p>2018-07-16</text:p>
          </table:table-cell>
          <table:table-cell office:value-type="string">
            <text:p>2001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6\2018.07.16.mesas.sfmg</text:p>
          </table:table-cell>
        </table:table-row>
        <table:table-row table:style-name="ro1">
          <table:table-cell office:value-type="float" office:value="71">
            <text:p>71</text:p>
          </table:table-cell>
          <table:table-cell office:value-type="float" office:value="11">
            <text:p>11</text:p>
          </table:table-cell>
          <table:table-cell office:value-type="string">
            <text:p>Templo Grandes Mesas</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23-10-02">
            <text:p>2023-10-02</text:p>
          </table:table-cell>
          <table:table-cell office:value-type="string">
            <text:p>312 jpg images of interior painted columns. thiso nly extends to the western portions of the westernmost columns, as the rest of the interior was still walled off </text:p>
          </table:table-cell>
          <table:table-cell office:value-type="string">
            <text:p>Rissolo, D.</text:p>
          </table:table-cell>
          <table:table-cell/>
          <table:table-cell office:value-type="string">
            <text:p>McAvoy, S.</text:p>
          </table:table-cell>
          <table:table-cell office:value-type="string">
            <text:p>processed</text:p>
          </table:table-cell>
          <table:table-cell/>
          <table:table-cell office:value-type="string">
            <text:p>mexico_chichen_Itza\mexico_chichen_itza_2023\master\SFM_drissolo\grandes_mesa_interior</text:p>
          </table:table-cell>
        </table:table-row>
        <table:table-row table:style-name="ro1">
          <table:table-cell office:value-type="float" office:value="72">
            <text:p>72</text:p>
          </table:table-cell>
          <table:table-cell office:value-type="float" office:value="12">
            <text:p>12</text:p>
          </table:table-cell>
          <table:table-cell office:value-type="string">
            <text:p>Templo Guerreros</text:p>
          </table:table-cell>
          <table:table-cell office:value-type="string">
            <text:p>Temple of the Warriors </text:p>
          </table:table-cell>
          <table:table-cell office:value-type="string">
            <text:p>Guerros (sic), 2018 data </text:p>
          </table:table-cell>
          <table:table-cell office:value-type="string">
            <text:p>360 pano</text:p>
          </table:table-cell>
          <table:table-cell office:value-type="string">
            <text:p>drone</text:p>
          </table:table-cell>
          <table:table-cell office:value-type="string">
            <text:p>DJI FC3170</text:p>
          </table:table-cell>
          <table:table-cell table:style-name="ce2" office:value-type="date" office:date-value="2023-11-02">
            <text:p>2023-11-02</text:p>
          </table:table-cell>
          <table:table-cell office:value-type="string">
            <text:p>stitched pano image, and 26 jpg images </text:p>
          </table:table-cell>
          <table:table-cell office:value-type="string">
            <text:p>Meacham, S.S.</text:p>
          </table:table-cell>
          <table:table-cell/>
          <table:table-cell office:value-type="string">
            <text:p>Meacham, S.S.</text:p>
          </table:table-cell>
          <table:table-cell office:value-type="string">
            <text:p>processed</text:p>
          </table:table-cell>
          <table:table-cell/>
          <table:table-cell office:value-type="string">
            <text:p>mexico_chichen_Itza\mexico_chichen_itza_2023\master\SFM_smeacham\Meacham_Drone Panoramics data\20230211-Mavic2-360s\Temple of Warriors Panoramic</text:p>
          </table:table-cell>
        </table:table-row>
        <table:table-row table:style-name="ro1">
          <table:table-cell office:value-type="float" office:value="73">
            <text:p>73</text:p>
          </table:table-cell>
          <table:table-cell office:value-type="float" office:value="12">
            <text:p>12</text:p>
          </table:table-cell>
          <table:table-cell office:value-type="string">
            <text:p>Templo Guerreros</text:p>
          </table:table-cell>
          <table:table-cell office:value-type="string">
            <text:p>Temple of the Warriors </text:p>
          </table:table-cell>
          <table:table-cell office:value-type="string">
            <text:p>Guerros (sic), 2018 data </text:p>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6">
            <text:p>2018-07-16</text:p>
          </table:table-cell>
          <table:table-cell office:value-type="string">
            <text:p>12492 jpg images, paying special attention to carvings on columns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6\2018.07.16.guerreros.sfmg"</text:p>
          </table:table-cell>
        </table:table-row>
        <table:table-row table:style-name="ro1">
          <table:table-cell office:value-type="float" office:value="74">
            <text:p>74</text:p>
          </table:table-cell>
          <table:table-cell office:value-type="float" office:value="12">
            <text:p>12</text:p>
          </table:table-cell>
          <table:table-cell office:value-type="string">
            <text:p>Templo Guerreros</text:p>
          </table:table-cell>
          <table:table-cell office:value-type="string">
            <text:p>Temple of the Warriors </text:p>
          </table:table-cell>
          <table:table-cell office:value-type="string">
            <text:p>Guerros (sic), 2018 data </text:p>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5">
            <text:p>2018-07-15</text:p>
          </table:table-cell>
          <table:table-cell office:value-type="string">
            <text:p>1168 jpg images, covering temple of the warriors and surrounding coulmns, and some of temple grandes mesa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5\2018.07.15.guerreros.grandes.mesas.sfma</text:p>
          </table:table-cell>
        </table:table-row>
        <table:table-row table:style-name="ro1">
          <table:table-cell office:value-type="float" office:value="75">
            <text:p>75</text:p>
          </table:table-cell>
          <table:table-cell office:value-type="string">
            <text:p>12a</text:p>
          </table:table-cell>
          <table:table-cell office:value-type="string">
            <text:p>Templo Guerreros sub</text:p>
          </table:table-cell>
          <table:table-cell office:value-type="string">
            <text:p>Temple of the Warriors </text:p>
          </table:table-cell>
          <table:table-cell office:value-type="string">
            <text:p>Templo de Chacmool</text:p>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23-10-02">
            <text:p>2023-10-02</text:p>
          </table:table-cell>
          <table:table-cell office:value-type="string">
            <text:p>only 20 jpg images, does provide some context for positioning of objects on the wester side </text:p>
          </table:table-cell>
          <table:table-cell office:value-type="string">
            <text:p>Rissolo, D.</text:p>
          </table:table-cell>
          <table:table-cell/>
          <table:table-cell office:value-type="string">
            <text:p>McAvoy, S.</text:p>
          </table:table-cell>
          <table:table-cell office:value-type="string">
            <text:p>processed</text:p>
          </table:table-cell>
          <table:table-cell/>
          <table:table-cell office:value-type="string">
            <text:p>mexico_chichen_Itza\mexico_chichen_itza_2023\master\SFM_drissolo\templo_guerros_interior</text:p>
          </table:table-cell>
        </table:table-row>
        <table:table-row table:style-name="ro1">
          <table:table-cell office:value-type="float" office:value="76">
            <text:p>76</text:p>
          </table:table-cell>
          <table:table-cell office:value-type="string">
            <text:p>12a</text:p>
          </table:table-cell>
          <table:table-cell office:value-type="string">
            <text:p>Templo Guerreros sub</text:p>
          </table:table-cell>
          <table:table-cell office:value-type="string">
            <text:p>Temple of the Warriors </text:p>
          </table:table-cell>
          <table:table-cell office:value-type="string">
            <text:p>Templo de Chacmool</text:p>
          </table:table-cell>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08-02">
            <text:p>2023-08-02</text:p>
          </table:table-cell>
          <table:table-cell office:value-type="string">
            <text:p>1 laz pointcloud</text:p>
          </table:table-cell>
          <table:table-cell office:value-type="string">
            <text:p>Rissolo, D.</text:p>
          </table:table-cell>
          <table:table-cell table:number-columns-repeated="2"/>
          <table:table-cell office:value-type="string">
            <text:p>processed</text:p>
          </table:table-cell>
          <table:table-cell table:number-columns-repeated="2"/>
        </table:table-row>
        <table:table-row table:style-name="ro1">
          <table:table-cell office:value-type="float" office:value="77">
            <text:p>77</text:p>
          </table:table-cell>
          <table:table-cell office:value-type="float" office:value="13">
            <text:p>13</text:p>
          </table:table-cell>
          <table:table-cell office:value-type="string">
            <text:p>Tableros</text:p>
          </table:table-cell>
          <table:table-cell table:number-columns-repeated="2"/>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6">
            <text:p>2018-07-16</text:p>
          </table:table-cell>
          <table:table-cell office:value-type="string">
            <text:p>180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6\2018.07.16.tableros.sfma"</text:p>
          </table:table-cell>
        </table:table-row>
        <table:table-row table:style-name="ro1">
          <table:table-cell office:value-type="float" office:value="78">
            <text:p>78</text:p>
          </table:table-cell>
          <table:table-cell office:value-type="float" office:value="13">
            <text:p>13</text:p>
          </table:table-cell>
          <table:table-cell office:value-type="string">
            <text:p>Tableros</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5">
            <text:p>2018-07-15</text:p>
          </table:table-cell>
          <table:table-cell office:value-type="string">
            <text:p>1394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5\2018.07.15.tableros.sfmg</text:p>
          </table:table-cell>
        </table:table-row>
        <table:table-row table:style-name="ro1">
          <table:table-cell office:value-type="float" office:value="79">
            <text:p>79</text:p>
          </table:table-cell>
          <table:table-cell office:value-type="float" office:value="14">
            <text:p>14</text:p>
          </table:table-cell>
          <table:table-cell office:value-type="string">
            <text:p>Casa Buhos</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4">
            <text:p>2018-07-14</text:p>
          </table:table-cell>
          <table:table-cell office:value-type="string">
            <text:p>1599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buhos.sfmg</text:p>
          </table:table-cell>
        </table:table-row>
        <table:table-row table:style-name="ro1">
          <table:table-cell office:value-type="float" office:value="80">
            <text:p>80</text:p>
          </table:table-cell>
          <table:table-cell office:value-type="float" office:value="14">
            <text:p>14</text:p>
          </table:table-cell>
          <table:table-cell office:value-type="string">
            <text:p>Casa Buhos</text:p>
          </table:table-cell>
          <table:table-cell table:number-columns-repeated="2"/>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4">
            <text:p>2018-07-14</text:p>
          </table:table-cell>
          <table:table-cell office:value-type="string">
            <text:p>210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casa.buhos.sfma</text:p>
          </table:table-cell>
        </table:table-row>
        <table:table-row table:style-name="ro1">
          <table:table-cell office:value-type="float" office:value="81">
            <text:p>81</text:p>
          </table:table-cell>
          <table:table-cell office:value-type="float" office:value="14">
            <text:p>14</text:p>
          </table:table-cell>
          <table:table-cell office:value-type="string">
            <text:p>Casa Buhos</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3">
            <text:p>2018-07-13</text:p>
          </table:table-cell>
          <table:table-cell office:value-type="string">
            <text:p>1430 jpg images, covering aerial footprint and flew low and parralell to capture facade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3\2018.07.13.casa.buhos.sfmg</text:p>
          </table:table-cell>
        </table:table-row>
        <table:table-row table:style-name="ro1">
          <table:table-cell office:value-type="float" office:value="82">
            <text:p>82</text:p>
          </table:table-cell>
          <table:table-cell office:value-type="float" office:value="14">
            <text:p>14</text:p>
          </table:table-cell>
          <table:table-cell office:value-type="string">
            <text:p>Casa Buhos</text:p>
          </table:table-cell>
          <table:table-cell table:number-columns-repeated="2"/>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3">
            <text:p>2018-07-13</text:p>
          </table:table-cell>
          <table:table-cell office:value-type="string">
            <text:p>83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3\2018.07.13.casa.buhos.sfma</text:p>
          </table:table-cell>
        </table:table-row>
        <table:table-row table:style-name="ro1">
          <table:table-cell office:value-type="float" office:value="83">
            <text:p>83</text:p>
          </table:table-cell>
          <table:table-cell office:value-type="float" office:value="15">
            <text:p>15</text:p>
          </table:table-cell>
          <table:table-cell office:value-type="string">
            <text:p>Casa Colorada</text:p>
          </table:table-cell>
          <table:table-cell office:value-type="string">
            <text:p>Casa Del Venado </text:p>
          </table:table-cell>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6">
            <text:p>2018-07-16</text:p>
          </table:table-cell>
          <table:table-cell office:value-type="string">
            <text:p>110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6\2018.07.16.venado.sfma</text:p>
          </table:table-cell>
        </table:table-row>
        <table:table-row table:style-name="ro1">
          <table:table-cell office:value-type="float" office:value="84">
            <text:p>84</text:p>
          </table:table-cell>
          <table:table-cell office:value-type="float" office:value="15">
            <text:p>15</text:p>
          </table:table-cell>
          <table:table-cell office:value-type="string">
            <text:p>Casa Colorada</text:p>
          </table:table-cell>
          <table:table-cell office:value-type="string">
            <text:p>Casa Del Venado </text:p>
          </table:table-cell>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5">
            <text:p>2018-07-15</text:p>
          </table:table-cell>
          <table:table-cell office:value-type="string">
            <text:p>431 jpg images, of small two walled (ballcourt?) structure next to venado </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5\2018.07.15.venado.side.sfmg</text:p>
          </table:table-cell>
        </table:table-row>
        <table:table-row table:style-name="ro1">
          <table:table-cell office:value-type="float" office:value="85">
            <text:p>85</text:p>
          </table:table-cell>
          <table:table-cell office:value-type="float" office:value="15">
            <text:p>15</text:p>
          </table:table-cell>
          <table:table-cell office:value-type="string">
            <text:p>Casa Colorada</text:p>
          </table:table-cell>
          <table:table-cell office:value-type="string">
            <text:p>Casa Del Venado </text:p>
          </table:table-cell>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5">
            <text:p>2018-07-15</text:p>
          </table:table-cell>
          <table:table-cell office:value-type="string">
            <text:p>1597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5\2018.07.15.venado.sfmg</text:p>
          </table:table-cell>
        </table:table-row>
        <table:table-row table:style-name="ro1">
          <table:table-cell office:value-type="float" office:value="86">
            <text:p>86</text:p>
          </table:table-cell>
          <table:table-cell office:value-type="float" office:value="16">
            <text:p>16</text:p>
          </table:table-cell>
          <table:table-cell office:value-type="string">
            <text:p>Akab Dzib</text:p>
          </table:table-cell>
          <table:table-cell/>
          <table:table-cell office:value-type="string">
            <text:p>dark writing</text:p>
          </table:table-cell>
          <table:table-cell office:value-type="string">
            <text:p>sfm</text:p>
          </table:table-cell>
          <table:table-cell office:value-type="string">
            <text:p>drone</text:p>
          </table:table-cell>
          <table:table-cell office:value-type="string">
            <text:p>DJI FC3170</text:p>
          </table:table-cell>
          <table:table-cell table:style-name="ce2" office:value-type="date" office:date-value="2023-10-02">
            <text:p>2023-10-02</text:p>
          </table:table-cell>
          <table:table-cell office:value-type="string">
            <text:p>1099 jpg images</text:p>
          </table:table-cell>
          <table:table-cell office:value-type="string">
            <text:p>Meacham, S.S.</text:p>
          </table:table-cell>
          <table:table-cell/>
          <table:table-cell office:value-type="string">
            <text:p>McAvoy, S.</text:p>
          </table:table-cell>
          <table:table-cell office:value-type="string">
            <text:p>processed</text:p>
          </table:table-cell>
          <table:table-cell/>
          <table:table-cell office:value-type="string">
            <text:p>mexico_chichen_Itza\mexico_chichen_itza_2023\master\SFM_smeacham\akab_dzib</text:p>
          </table:table-cell>
        </table:table-row>
        <table:table-row table:style-name="ro1">
          <table:table-cell office:value-type="float" office:value="87">
            <text:p>87</text:p>
          </table:table-cell>
          <table:table-cell office:value-type="float" office:value="16">
            <text:p>16</text:p>
          </table:table-cell>
          <table:table-cell office:value-type="string">
            <text:p>Akab Dzib</text:p>
          </table:table-cell>
          <table:table-cell/>
          <table:table-cell office:value-type="string">
            <text:p>dark writing</text:p>
          </table:table-cell>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11-02">
            <text:p>2023-11-02</text:p>
          </table:table-cell>
          <table:table-cell office:value-type="string">
            <text:p>1 laz pointcloud</text:p>
          </table:table-cell>
          <table:table-cell office:value-type="string">
            <text:p>Rissolo, D.</text:p>
          </table:table-cell>
          <table:table-cell table:number-columns-repeated="2"/>
          <table:table-cell office:value-type="string">
            <text:p>processed</text:p>
          </table:table-cell>
          <table:table-cell table:number-columns-repeated="2"/>
        </table:table-row>
        <table:table-row table:style-name="ro1">
          <table:table-cell office:value-type="float" office:value="88">
            <text:p>88</text:p>
          </table:table-cell>
          <table:table-cell office:value-type="float" office:value="17">
            <text:p>17</text:p>
          </table:table-cell>
          <table:table-cell office:value-type="string">
            <text:p>Tzompantli</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4">
            <text:p>2018-07-14</text:p>
          </table:table-cell>
          <table:table-cell office:value-type="string">
            <text:p>174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tzompantli.sfma"</text:p>
          </table:table-cell>
        </table:table-row>
        <table:table-row table:style-name="ro1">
          <table:table-cell office:value-type="float" office:value="89">
            <text:p>89</text:p>
          </table:table-cell>
          <table:table-cell office:value-type="float" office:value="17">
            <text:p>17</text:p>
          </table:table-cell>
          <table:table-cell office:value-type="string">
            <text:p>Tzompantli</text:p>
          </table:table-cell>
          <table:table-cell table:number-columns-repeated="2"/>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4">
            <text:p>2018-07-14</text:p>
          </table:table-cell>
          <table:table-cell office:value-type="string">
            <text:p>3119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tzompantli.sfmg"</text:p>
          </table:table-cell>
        </table:table-row>
        <table:table-row table:style-name="ro1">
          <table:table-cell office:value-type="float" office:value="90">
            <text:p>90</text:p>
          </table:table-cell>
          <table:table-cell office:value-type="float" office:value="18">
            <text:p>18</text:p>
          </table:table-cell>
          <table:table-cell office:value-type="string">
            <text:p>Cenote Sagrado</text:p>
          </table:table-cell>
          <table:table-cell office:value-type="string">
            <text:p>Sacred Cenote</text:p>
          </table:table-cell>
          <table:table-cell/>
          <table:table-cell office:value-type="string">
            <text:p>sfm</text:p>
          </table:table-cell>
          <table:table-cell office:value-type="string">
            <text:p>drone</text:p>
          </table:table-cell>
          <table:table-cell office:value-type="string">
            <text:p>Hasselblad L2D-20c</text:p>
          </table:table-cell>
          <table:table-cell table:style-name="ce2" office:value-type="date" office:date-value="2023-10-02">
            <text:p>2023-10-02</text:p>
          </table:table-cell>
          <table:table-cell office:value-type="string">
            <text:p>112 jpg images</text:p>
          </table:table-cell>
          <table:table-cell office:value-type="string">
            <text:p>Herver Santamaria, A. </text:p>
          </table:table-cell>
          <table:table-cell office:value-type="string">
            <text:p>Rodríguez Catana, L.A. </text:p>
          </table:table-cell>
          <table:table-cell office:value-type="string">
            <text:p>McAvoy, S.</text:p>
          </table:table-cell>
          <table:table-cell office:value-type="string">
            <text:p>processed</text:p>
          </table:table-cell>
          <table:table-cell/>
          <table:table-cell office:value-type="string">
            <text:p>mexico_chichen_Itza\mexico_chichen_itza_2023\master\PHOTOS_DRONE_ARLETTE\CENOTE_SAGRADO_10_02_2023</text:p>
          </table:table-cell>
        </table:table-row>
        <table:table-row table:style-name="ro1">
          <table:table-cell office:value-type="float" office:value="91">
            <text:p>91</text:p>
          </table:table-cell>
          <table:table-cell office:value-type="float" office:value="18">
            <text:p>18</text:p>
          </table:table-cell>
          <table:table-cell office:value-type="string">
            <text:p>Cenote Sagrado</text:p>
          </table:table-cell>
          <table:table-cell office:value-type="string">
            <text:p>Sacred Cenote</text:p>
          </table:table-cell>
          <table:table-cell/>
          <table:table-cell office:value-type="string">
            <text:p>360 pano</text:p>
          </table:table-cell>
          <table:table-cell office:value-type="string">
            <text:p>drone</text:p>
          </table:table-cell>
          <table:table-cell office:value-type="string">
            <text:p>DJI FC3170</text:p>
          </table:table-cell>
          <table:table-cell table:style-name="ce2" office:value-type="date" office:date-value="2023-10-02">
            <text:p>2023-10-02</text:p>
          </table:table-cell>
          <table:table-cell office:value-type="string">
            <text:p>26 jpg images</text:p>
          </table:table-cell>
          <table:table-cell office:value-type="string">
            <text:p>Meacham, S.S.</text:p>
          </table:table-cell>
          <table:table-cell table:number-columns-repeated="2"/>
          <table:table-cell office:value-type="string">
            <text:p>unprocessed</text:p>
          </table:table-cell>
          <table:table-cell/>
          <table:table-cell office:value-type="string">
            <text:p>mexico_chichen_Itza\mexico_chichen_itza_2023\master\SFM_smeacham\Meacham_Drone Panoramics data\20230210-Mavic2-360s\Cenote Sagrado Pano</text:p>
          </table:table-cell>
        </table:table-row>
        <table:table-row table:style-name="ro1">
          <table:table-cell office:value-type="float" office:value="92">
            <text:p>92</text:p>
          </table:table-cell>
          <table:table-cell office:value-type="float" office:value="18">
            <text:p>18</text:p>
          </table:table-cell>
          <table:table-cell office:value-type="string">
            <text:p>Cenote Sagrado</text:p>
          </table:table-cell>
          <table:table-cell office:value-type="string">
            <text:p>Sacred Cenote</text:p>
          </table:table-cell>
          <table:table-cell/>
          <table:table-cell office:value-type="string">
            <text:p>360 pano</text:p>
          </table:table-cell>
          <table:table-cell office:value-type="string">
            <text:p>drone</text:p>
          </table:table-cell>
          <table:table-cell office:value-type="string">
            <text:p>DJI FC3170</text:p>
          </table:table-cell>
          <table:table-cell table:style-name="ce2" office:value-type="date" office:date-value="2023-11-02">
            <text:p>2023-11-02</text:p>
          </table:table-cell>
          <table:table-cell office:value-type="string">
            <text:p>stitched pano and 26 jpg images </text:p>
          </table:table-cell>
          <table:table-cell office:value-type="string">
            <text:p>Meacham, S.S.</text:p>
          </table:table-cell>
          <table:table-cell/>
          <table:table-cell office:value-type="string">
            <text:p>Meacham, S.S.</text:p>
          </table:table-cell>
          <table:table-cell office:value-type="string">
            <text:p>processed</text:p>
          </table:table-cell>
          <table:table-cell/>
          <table:table-cell office:value-type="string">
            <text:p>mexico_chichen_Itza\mexico_chichen_itza_2023\master\SFM_smeacham\Meacham_Drone Panoramics data\20230211-Mavic2-360s\Cenote Sagrado Panoramic</text:p>
          </table:table-cell>
        </table:table-row>
        <table:table-row table:style-name="ro1">
          <table:table-cell office:value-type="float" office:value="93">
            <text:p>93</text:p>
          </table:table-cell>
          <table:table-cell office:value-type="string">
            <text:p>18a</text:p>
          </table:table-cell>
          <table:table-cell office:value-type="string">
            <text:p>Cenote Sagrado Frog Stones </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23-10-02">
            <text:p>2023-10-02</text:p>
          </table:table-cell>
          <table:table-cell office:value-type="string">
            <text:p>467 jpg images</text:p>
          </table:table-cell>
          <table:table-cell office:value-type="string">
            <text:p>Rissolo, D.</text:p>
          </table:table-cell>
          <table:table-cell/>
          <table:table-cell office:value-type="string">
            <text:p>McAvoy, S.</text:p>
          </table:table-cell>
          <table:table-cell office:value-type="string">
            <text:p>processed</text:p>
          </table:table-cell>
          <table:table-cell/>
          <table:table-cell office:value-type="string">
            <text:p>mexico_chichen_Itza\mexico_chichen_itza_2023\master\SFM_drissolo\frogs_sacred_cenote</text:p>
          </table:table-cell>
        </table:table-row>
        <table:table-row table:style-name="ro1">
          <table:table-cell office:value-type="float" office:value="94">
            <text:p>94</text:p>
          </table:table-cell>
          <table:table-cell office:value-type="string">
            <text:p>18b</text:p>
          </table:table-cell>
          <table:table-cell office:value-type="string">
            <text:p>Templo Cenote Sagrado</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23-10-02">
            <text:p>2023-10-02</text:p>
          </table:table-cell>
          <table:table-cell office:value-type="string">
            <text:p>582 jpg images, covering interior and exterior </text:p>
          </table:table-cell>
          <table:table-cell office:value-type="string">
            <text:p>Rissolo, D.</text:p>
          </table:table-cell>
          <table:table-cell/>
          <table:table-cell office:value-type="string">
            <text:p>McAvoy, S.</text:p>
          </table:table-cell>
          <table:table-cell office:value-type="string">
            <text:p>processed</text:p>
          </table:table-cell>
          <table:table-cell/>
          <table:table-cell office:value-type="string">
            <text:p>mexico_chichen_Itza\mexico_chichen_itza_2023\master\SFM_drissolo\templo_cenote_sagrado</text:p>
          </table:table-cell>
        </table:table-row>
        <table:table-row table:style-name="ro1">
          <table:table-cell office:value-type="float" office:value="95">
            <text:p>95</text:p>
          </table:table-cell>
          <table:table-cell office:value-type="string">
            <text:p>18b</text:p>
          </table:table-cell>
          <table:table-cell office:value-type="string">
            <text:p>Templo Cenote Sagrado</text:p>
          </table:table-cell>
          <table:table-cell table:number-columns-repeated="2"/>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07-02">
            <text:p>2023-07-02</text:p>
          </table:table-cell>
          <table:table-cell office:value-type="string">
            <text:p>1 laz pointcloud</text:p>
          </table:table-cell>
          <table:table-cell office:value-type="string">
            <text:p>Rissolo, D.</text:p>
          </table:table-cell>
          <table:table-cell table:number-columns-repeated="2"/>
          <table:table-cell office:value-type="string">
            <text:p>processed</text:p>
          </table:table-cell>
          <table:table-cell table:number-columns-repeated="2"/>
        </table:table-row>
        <table:table-row table:style-name="ro1">
          <table:table-cell office:value-type="float" office:value="96">
            <text:p>96</text:p>
          </table:table-cell>
          <table:table-cell office:value-type="float" office:value="19">
            <text:p>19</text:p>
          </table:table-cell>
          <table:table-cell office:value-type="string">
            <text:p>El Osario</text:p>
          </table:table-cell>
          <table:table-cell office:value-type="string">
            <text:p>The Ossuary</text:p>
          </table:table-cell>
          <table:table-cell office:value-type="string">
            <text:p>The High Priest's Grave </text:p>
          </table:table-cell>
          <table:table-cell office:value-type="string">
            <text:p>sfm</text:p>
          </table:table-cell>
          <table:table-cell office:value-type="string">
            <text:p>drone</text:p>
          </table:table-cell>
          <table:table-cell office:value-type="string">
            <text:p>Hasselblad L2D-20c</text:p>
          </table:table-cell>
          <table:table-cell table:style-name="ce2" office:value-type="date" office:date-value="2023-06-02">
            <text:p>2023-06-02</text:p>
          </table:table-cell>
          <table:table-cell office:value-type="string">
            <text:p>222 jpg images with metashape files </text:p>
          </table:table-cell>
          <table:table-cell office:value-type="string">
            <text:p>Herver Santamaria, A.</text:p>
          </table:table-cell>
          <table:table-cell office:value-type="string">
            <text:p>Rodríguez Catana, L.A. </text:p>
          </table:table-cell>
          <table:table-cell office:value-type="string">
            <text:p>McAvoy, S.</text:p>
          </table:table-cell>
          <table:table-cell office:value-type="string">
            <text:p>processed</text:p>
          </table:table-cell>
          <table:table-cell/>
          <table:table-cell office:value-type="string">
            <text:p>mexico_chichen_Itza\mexico_chichen_itza_2023\master\PHOTOS_DRONE_ARLETTE\OBSERVATORIO_6_02_2023</text:p>
          </table:table-cell>
        </table:table-row>
        <table:table-row table:style-name="ro1">
          <table:table-cell office:value-type="float" office:value="97">
            <text:p>97</text:p>
          </table:table-cell>
          <table:table-cell office:value-type="float" office:value="19">
            <text:p>19</text:p>
          </table:table-cell>
          <table:table-cell office:value-type="string">
            <text:p>El Osario</text:p>
          </table:table-cell>
          <table:table-cell office:value-type="string">
            <text:p>The Ossuary</text:p>
          </table:table-cell>
          <table:table-cell office:value-type="string">
            <text:p>The High Priest's Grave </text:p>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6">
            <text:p>2018-07-16</text:p>
          </table:table-cell>
          <table:table-cell office:value-type="string">
            <text:p>1332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6\2018.07.16.osario.sfmg</text:p>
          </table:table-cell>
        </table:table-row>
        <table:table-row table:style-name="ro1">
          <table:table-cell office:value-type="float" office:value="98">
            <text:p>98</text:p>
          </table:table-cell>
          <table:table-cell office:value-type="float" office:value="19">
            <text:p>19</text:p>
          </table:table-cell>
          <table:table-cell office:value-type="string">
            <text:p>El Osario</text:p>
          </table:table-cell>
          <table:table-cell office:value-type="string">
            <text:p>The Ossuary</text:p>
          </table:table-cell>
          <table:table-cell office:value-type="string">
            <text:p>The High Priest's Grave </text:p>
          </table:table-cell>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07-02">
            <text:p>2023-07-02</text:p>
          </table:table-cell>
          <table:table-cell office:value-type="string">
            <text:p>5 laz pointclouds</text:p>
          </table:table-cell>
          <table:table-cell office:value-type="string">
            <text:p>Rissolo, D.</text:p>
          </table:table-cell>
          <table:table-cell table:number-columns-repeated="2"/>
          <table:table-cell office:value-type="string">
            <text:p>processed</text:p>
          </table:table-cell>
          <table:table-cell table:number-columns-repeated="2"/>
        </table:table-row>
        <table:table-row table:style-name="ro1">
          <table:table-cell office:value-type="float" office:value="99">
            <text:p>99</text:p>
          </table:table-cell>
          <table:table-cell office:value-type="float" office:value="20">
            <text:p>20</text:p>
          </table:table-cell>
          <table:table-cell office:value-type="string">
            <text:p>Casa Yugo</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3">
            <text:p>2018-07-13</text:p>
          </table:table-cell>
          <table:table-cell office:value-type="string">
            <text:p>1987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3\2018.07.13.casa.yugo.sfmg</text:p>
          </table:table-cell>
        </table:table-row>
        <table:table-row table:style-name="ro1">
          <table:table-cell office:value-type="float" office:value="100">
            <text:p>100</text:p>
          </table:table-cell>
          <table:table-cell office:value-type="float" office:value="21">
            <text:p>21</text:p>
          </table:table-cell>
          <table:table-cell office:value-type="string">
            <text:p>Casa Colorada</text:p>
          </table:table-cell>
          <table:table-cell office:value-type="string">
            <text:p>Casa de Venado</text:p>
          </table:table-cell>
          <table:table-cell/>
          <table:table-cell office:value-type="string">
            <text:p>sfm derivatives</text:p>
          </table:table-cell>
          <table:table-cell office:value-type="string">
            <text:p>drone + dslr</text:p>
          </table:table-cell>
          <table:table-cell office:value-type="string">
            <text:p>unknown</text:p>
          </table:table-cell>
          <table:table-cell table:style-name="ce2" office:value-type="date" office:date-value="2018-11-24">
            <text:p>2018-11-24</text:p>
          </table:table-cell>
          <table:table-cell office:value-type="string">
            <text:p>two LAS pointclouds, detailing fulle xterior and foyer, not deepest interior rooms. the 2nd model shows only the glyph panel</text:p>
          </table:table-cell>
          <table:table-cell office:value-type="string">
            <text:p>Rodríguez Catana, L.A. </text:p>
          </table:table-cell>
          <table:table-cell/>
          <table:table-cell office:value-type="string">
            <text:p>Rodríguez Catana, L.A. </text:p>
          </table:table-cell>
          <table:table-cell office:value-type="string">
            <text:p>processed</text:p>
          </table:table-cell>
          <table:table-cell/>
          <table:table-cell office:value-type="string">
            <text:p>mexico_chichen_Itza\mexico_chichen_itza_2023\master\INAH_contributed\casa_colorada</text:p>
          </table:table-cell>
        </table:table-row>
        <table:table-row table:style-name="ro1">
          <table:table-cell office:value-type="float" office:value="101">
            <text:p>101</text:p>
          </table:table-cell>
          <table:table-cell office:value-type="float" office:value="21">
            <text:p>21</text:p>
          </table:table-cell>
          <table:table-cell office:value-type="string">
            <text:p>Casa Colorada</text:p>
          </table:table-cell>
          <table:table-cell office:value-type="string">
            <text:p>Casa de Venado</text:p>
          </table:table-cell>
          <table:table-cell/>
          <table:table-cell office:value-type="string">
            <text:p>sfm</text:p>
          </table:table-cell>
          <table:table-cell office:value-type="string">
            <text:p>dslr</text:p>
          </table:table-cell>
          <table:table-cell office:value-type="string">
            <text:p>Sony ILCE-7RM3</text:p>
          </table:table-cell>
          <table:table-cell table:style-name="ce2" office:value-type="date" office:date-value="2018-07-15">
            <text:p>2018-07-15</text:p>
          </table:table-cell>
          <table:table-cell office:value-type="string">
            <text:p>two projects, 2048 jpg images </text:p>
          </table:table-cell>
          <table:table-cell office:value-type="string">
            <text:p>Meyer, D.E.</text:p>
          </table:table-cell>
          <table:table-cell table:number-columns-repeated="5"/>
        </table:table-row>
        <table:table-row table:style-name="ro1">
          <table:table-cell office:value-type="float" office:value="102">
            <text:p>102</text:p>
          </table:table-cell>
          <table:table-cell office:value-type="float" office:value="21">
            <text:p>21</text:p>
          </table:table-cell>
          <table:table-cell office:value-type="string">
            <text:p>Casa Colorada</text:p>
          </table:table-cell>
          <table:table-cell office:value-type="string">
            <text:p>Casa de Venado</text:p>
          </table:table-cell>
          <table:table-cell/>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6">
            <text:p>2018-07-16</text:p>
          </table:table-cell>
          <table:table-cell office:value-type="string">
            <text:p>672 jpg images</text:p>
          </table:table-cell>
          <table:table-cell office:value-type="string">
            <text:p>Meyer, D.E.</text:p>
          </table:table-cell>
          <table:table-cell table:number-columns-repeated="5"/>
        </table:table-row>
        <table:table-row table:style-name="ro1">
          <table:table-cell office:value-type="float" office:value="103">
            <text:p>103</text:p>
          </table:table-cell>
          <table:table-cell office:value-type="float" office:value="22">
            <text:p>22</text:p>
          </table:table-cell>
          <table:table-cell office:value-type="string">
            <text:p>Plataforma Tortuga</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6">
            <text:p>2018-07-16</text:p>
          </table:table-cell>
          <table:table-cell office:value-type="string">
            <text:p>618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tortuga.sfmg"</text:p>
          </table:table-cell>
        </table:table-row>
        <table:table-row table:style-name="ro1">
          <table:table-cell office:value-type="float" office:value="104">
            <text:p>104</text:p>
          </table:table-cell>
          <table:table-cell office:value-type="float" office:value="23">
            <text:p>23</text:p>
          </table:table-cell>
          <table:table-cell office:value-type="string">
            <text:p>Plataforma Aguilas y Jaguares </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7">
            <text:p>2018-07-17</text:p>
          </table:table-cell>
          <table:table-cell office:value-type="string">
            <text:p>1661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aguilas.jaguares.sfma </text:p>
          </table:table-cell>
        </table:table-row>
        <table:table-row table:style-name="ro1">
          <table:table-cell office:value-type="float" office:value="105">
            <text:p>105</text:p>
          </table:table-cell>
          <table:table-cell office:value-type="float" office:value="23">
            <text:p>23</text:p>
          </table:table-cell>
          <table:table-cell office:value-type="string">
            <text:p>Plataforma Aguilas y Jaguares </text:p>
          </table:table-cell>
          <table:table-cell table:number-columns-repeated="2"/>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8">
            <text:p>2018-07-18</text:p>
          </table:table-cell>
          <table:table-cell office:value-type="string">
            <text:p>153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aguilas.jaguares.sfmg</text:p>
          </table:table-cell>
        </table:table-row>
        <table:table-row table:style-name="ro1">
          <table:table-cell office:value-type="float" office:value="106">
            <text:p>106</text:p>
          </table:table-cell>
          <table:table-cell office:value-type="float" office:value="24">
            <text:p>24</text:p>
          </table:table-cell>
          <table:table-cell office:value-type="string">
            <text:p>Cenote Xtoloc</text:p>
          </table:table-cell>
          <table:table-cell table:number-columns-repeated="2"/>
          <table:table-cell office:value-type="string">
            <text:p>sfm</text:p>
          </table:table-cell>
          <table:table-cell office:value-type="string">
            <text:p>drone</text:p>
          </table:table-cell>
          <table:table-cell office:value-type="string">
            <text:p>Hasselblad L2D-20c</text:p>
          </table:table-cell>
          <table:table-cell table:style-name="ce2" office:value-type="date" office:date-value="2023-10-02">
            <text:p>2023-10-02</text:p>
          </table:table-cell>
          <table:table-cell office:value-type="string">
            <text:p>37 jpg images</text:p>
          </table:table-cell>
          <table:table-cell office:value-type="string">
            <text:p>Herver Santamaria, A. </text:p>
          </table:table-cell>
          <table:table-cell office:value-type="string">
            <text:p>Rodríguez Catana, L.A. </text:p>
          </table:table-cell>
          <table:table-cell office:value-type="string">
            <text:p>McAvoy, S.</text:p>
          </table:table-cell>
          <table:table-cell office:value-type="string">
            <text:p>processed</text:p>
          </table:table-cell>
          <table:table-cell/>
          <table:table-cell office:value-type="string">
            <text:p>mexico_chichen_Itza\mexico_chichen_itza_2023\master\PHOTOS_DRONE_ARLETTE\CENOTE_XTOLOC_10_02_2023</text:p>
          </table:table-cell>
        </table:table-row>
        <table:table-row table:style-name="ro1">
          <table:table-cell office:value-type="float" office:value="107">
            <text:p>107</text:p>
          </table:table-cell>
          <table:table-cell office:value-type="string">
            <text:p>24a</text:p>
          </table:table-cell>
          <table:table-cell office:value-type="string">
            <text:p>Templo Xtoloc</text:p>
          </table:table-cell>
          <table:table-cell table:number-columns-repeated="2"/>
          <table:table-cell office:value-type="string">
            <text:p>pointclouds</text:p>
          </table:table-cell>
          <table:table-cell office:value-type="string">
            <text:p>mobile LiDAR</text:p>
          </table:table-cell>
          <table:table-cell office:value-type="string">
            <text:p>Hovermap - Velodyne</text:p>
          </table:table-cell>
          <table:table-cell table:style-name="ce2" office:value-type="date" office:date-value="2023-02-01">
            <text:p>2023-02-01</text:p>
          </table:table-cell>
          <table:table-cell office:value-type="string">
            <text:p>1 laz pointcloud</text:p>
          </table:table-cell>
          <table:table-cell office:value-type="string">
            <text:p>Rissolo, D.</text:p>
          </table:table-cell>
          <table:table-cell table:number-columns-repeated="5"/>
        </table:table-row>
        <table:table-row table:style-name="ro1">
          <table:table-cell office:value-type="float" office:value="108">
            <text:p>108</text:p>
          </table:table-cell>
          <table:table-cell office:value-type="float" office:value="25">
            <text:p>25</text:p>
          </table:table-cell>
          <table:table-cell office:value-type="string">
            <text:p>Templo Inicial</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3">
            <text:p>2018-07-13</text:p>
          </table:table-cell>
          <table:table-cell office:value-type="string">
            <text:p>487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3\2018.07.13.templo.inicial.sfma</text:p>
          </table:table-cell>
        </table:table-row>
        <table:table-row table:style-name="ro1">
          <table:table-cell office:value-type="float" office:value="109">
            <text:p>109</text:p>
          </table:table-cell>
          <table:table-cell office:value-type="float" office:value="25">
            <text:p>25</text:p>
          </table:table-cell>
          <table:table-cell office:value-type="string">
            <text:p>Templo Inicial</text:p>
          </table:table-cell>
          <table:table-cell table:number-columns-repeated="2"/>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3">
            <text:p>2018-07-13</text:p>
          </table:table-cell>
          <table:table-cell office:value-type="string">
            <text:p>2278 jpe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3\2018.07.13.templo.inicial.sfmg</text:p>
          </table:table-cell>
        </table:table-row>
        <table:table-row table:style-name="ro1">
          <table:table-cell office:value-type="float" office:value="110">
            <text:p>110</text:p>
          </table:table-cell>
          <table:table-cell office:value-type="float" office:value="26">
            <text:p>26</text:p>
          </table:table-cell>
          <table:table-cell office:value-type="string">
            <text:p>Casa Monos</text:p>
          </table:table-cell>
          <table:table-cell table:number-columns-repeated="2"/>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4">
            <text:p>2018-07-14</text:p>
          </table:table-cell>
          <table:table-cell office:value-type="string">
            <text:p>1114 jpg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casa.monos.sfmg</text:p>
          </table:table-cell>
        </table:table-row>
        <table:table-row table:style-name="ro1">
          <table:table-cell office:value-type="float" office:value="111">
            <text:p>111</text:p>
          </table:table-cell>
          <table:table-cell office:value-type="float" office:value="26">
            <text:p>26</text:p>
          </table:table-cell>
          <table:table-cell office:value-type="string">
            <text:p>Casa Monos</text:p>
          </table:table-cell>
          <table:table-cell table:number-columns-repeated="2"/>
          <table:table-cell office:value-type="string">
            <text:p>sfm</text:p>
          </table:table-cell>
          <table:table-cell office:value-type="string">
            <text:p>drone</text:p>
          </table:table-cell>
          <table:table-cell office:value-type="string">
            <text:p>DJI FC330</text:p>
          </table:table-cell>
          <table:table-cell table:style-name="ce2" office:value-type="date" office:date-value="2018-07-15">
            <text:p>2018-07-15</text:p>
          </table:table-cell>
          <table:table-cell office:value-type="string">
            <text:p>150 image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castello.orbit.sfma</text:p>
          </table:table-cell>
        </table:table-row>
        <table:table-row table:style-name="ro1">
          <table:table-cell office:value-type="float" office:value="112">
            <text:p>112</text:p>
          </table:table-cell>
          <table:table-cell office:value-type="float" office:value="26">
            <text:p>26</text:p>
          </table:table-cell>
          <table:table-cell office:value-type="string">
            <text:p>Casa Monos</text:p>
          </table:table-cell>
          <table:table-cell/>
          <table:table-cell office:value-type="string">
            <text:p>Chultun</text:p>
          </table:table-cell>
          <table:table-cell office:value-type="string">
            <text:p>sfm</text:p>
          </table:table-cell>
          <table:table-cell office:value-type="string">
            <text:p>dslr camera</text:p>
          </table:table-cell>
          <table:table-cell office:value-type="string">
            <text:p>Sony ILCE-7RM3</text:p>
          </table:table-cell>
          <table:table-cell table:style-name="ce2" office:value-type="date" office:date-value="2018-07-16">
            <text:p>2018-07-16</text:p>
          </table:table-cell>
          <table:table-cell office:value-type="string">
            <text:p>189 jpg images showing chultun adjacent to casa monos</text:p>
          </table:table-cell>
          <table:table-cell office:value-type="string">
            <text:p>Meyer, D.E.</text:p>
          </table:table-cell>
          <table:table-cell office:value-type="string">
            <text:p>Stanton, T.W.</text:p>
          </table:table-cell>
          <table:table-cell office:value-type="string">
            <text:p>McAvoy, S.</text:p>
          </table:table-cell>
          <table:table-cell office:value-type="string">
            <text:p>processed</text:p>
          </table:table-cell>
          <table:table-cell/>
          <table:table-cell office:value-type="string">
            <text:p>mexico_chichen_Itza\mexico_chichen_itza_july_2018\master\2018.07.14\2018.07.14.chultun.sfmg</text:p>
          </table:table-cell>
        </table:table-row>
        <table:table-row table:style-name="ro1">
          <table:table-cell office:value-type="float" office:value="113">
            <text:p>113</text:p>
          </table:table-cell>
          <table:table-cell office:value-type="float" office:value="27">
            <text:p>27</text:p>
          </table:table-cell>
          <table:table-cell office:value-type="string">
            <text:p>Balankanche</text:p>
          </table:table-cell>
          <table:table-cell table:number-columns-repeated="2"/>
          <table:table-cell office:value-type="string">
            <text:p>pointclouds</text:p>
          </table:table-cell>
          <table:table-cell office:value-type="string">
            <text:p>terrestrial LiDAR </text:p>
          </table:table-cell>
          <table:table-cell office:value-type="string">
            <text:p>Leica SS1</text:p>
          </table:table-cell>
          <table:table-cell table:style-name="ce2" office:value-type="date" office:date-value="2005-12-11">
            <text:p>2005-12-11</text:p>
          </table:table-cell>
          <table:table-cell office:value-type="string">
            <text:p>The provenance and processing pipeline of this dataset is unclear, as such, it is not published publicly</text:p>
          </table:table-cell>
          <table:table-cell office:value-type="string">
            <text:p>CyArk</text:p>
          </table:table-cell>
          <table:table-cell/>
          <table:table-cell office:value-type="string">
            <text:p>Fernandez, A.</text:p>
          </table:table-cell>
          <table:table-cell office:value-type="string">
            <text:p>processed</text:p>
          </table:table-cell>
          <table:table-cell/>
          <table:table-cell office:value-type="string">
            <text:p>mexico_chichen_Itza\mexico_cyark_chichen_tls_2005\balankanche</text:p>
          </table:table-cell>
        </table:table-row>
        <table:table-row table:style-name="ro1" table:number-rows-repeated="1048460">
          <table:table-cell table:number-columns-repeated="16"/>
        </table:table-row>
        <table:table-row table:style-name="ro1">
          <table:table-cell table:number-columns-repeated="16"/>
        </table:table-row>
      </table:table>
      <table:table table:name="Sheet2" table:style-name="ta1" table:print="false">
        <table:table-column table:style-name="co17" table:number-columns-repeated="6" table:default-cell-style-name="Default"/>
        <table:table-row table:style-name="ro1">
          <table:table-cell table:number-columns-repeated="6"/>
        </table:table-row>
        <table:table-row table:style-name="ro1">
          <table:table-cell/>
          <table:table-cell table:style-name="ce4"/>
          <table:table-cell table:number-columns-repeated="4"/>
        </table:table-row>
        <table:table-row table:style-name="ro1" table:number-rows-repeated="4">
          <table:table-cell table:number-columns-repeated="6"/>
        </table:table-row>
        <table:table-row table:style-name="ro1">
          <table:table-cell table:number-columns-repeated="3"/>
          <table:table-cell table:style-name="ce4" table:number-columns-repeated="3"/>
        </table:table-row>
      </table:table>
      <table:table table:name="Sheet3" table:style-name="ta1" table:print="false">
        <table:table-column table:style-name="co1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8-02">08/02/2023</text:date>, <text:time>14:20: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ry c</meta:initial-creator>
    <meta:creation-date>2023-08-01T10:18:30.86</meta:creation-date>
    <dc:date>2023-08-02T14:19:47.54</dc:date>
    <dc:creator>Jerry c</dc:creator>
    <meta:editing-duration>P1DT3H25M1S</meta:editing-duration>
    <meta:editing-cycles>36</meta:editing-cycles>
    <meta:generator>OpenOffice/4.1.14$Win32 OpenOffice.org_project/4114m1$Build-9811</meta:generator>
    <meta:document-statistic meta:table-count="3" meta:cell-count="1478" meta:object-count="0"/>
  </office:meta>
</office:document-meta>
</file>